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45in" table:align="center"/>
    </style:style>
    <style:style style:name="Table1.A" style:family="table-column">
      <style:table-column-properties style:column-width="0.4583in"/>
    </style:style>
    <style:style style:name="Table1.B" style:family="table-column">
      <style:table-column-properties style:column-width="0.5736in"/>
    </style:style>
    <style:style style:name="Table1.C" style:family="table-column">
      <style:table-column-properties style:column-width="0.5938in"/>
    </style:style>
    <style:style style:name="Table1.D" style:family="table-column">
      <style:table-column-properties style:column-width="0.8243in"/>
    </style:style>
    <style:style style:name="Table1.A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" fo:padding="0.0382in" fo:border="0.05pt solid #000000"/>
    </style:style>
    <style:style style:name="Table1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99in" table:align="center"/>
    </style:style>
    <style:style style:name="Table2.A" style:family="table-column">
      <style:table-column-properties style:column-width="1.3854in"/>
    </style:style>
    <style:style style:name="Table2.B" style:family="table-column">
      <style:table-column-properties style:column-width="1.3861in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style:vertical-align="middle" fo:background-color="transparent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" style:family="table">
      <style:table-properties style:width="6.9271in" fo:margin-left="0in" fo:margin-right="-0.0021in" table:align="margins"/>
    </style:style>
    <style:style style:name="Ta.A" style:family="table-column">
      <style:table-column-properties style:column-width="1.3847in" style:rel-column-width="13100*"/>
    </style:style>
    <style:style style:name="Ta.C" style:family="table-column">
      <style:table-column-properties style:column-width="1.3854in" style:rel-column-width="13107*"/>
    </style:style>
    <style:style style:name="Ta.D" style:family="table-column">
      <style:table-column-properties style:column-width="1.1056in" style:rel-column-width="10459*"/>
    </style:style>
    <style:style style:name="Ta.E" style:family="table-column">
      <style:table-column-properties style:column-width="1.6667in" style:rel-column-width="15769*"/>
    </style:style>
    <style:style style:name="Ta.1" style:family="table-row">
      <style:table-row-properties style:min-row-height="0.2917in"/>
    </style:style>
    <style:style style:name="Ta.A1" style:family="table-cell">
      <style:table-cell-properties fo:padding="0.0382in" fo:border-left="0.05pt solid #000000" fo:border-right="none" fo:border-top="0.05pt solid #000000" fo:border-bottom="0.05pt solid #000000"/>
    </style:style>
    <style:style style:name="Ta.E1" style:family="table-cell">
      <style:table-cell-properties fo:padding="0.0382in" fo:border="0.05pt solid #000000"/>
    </style:style>
    <style:style style:name="Ta.A2" style:family="table-cell">
      <style:table-cell-properties fo:padding="0.0382in" fo:border-left="0.05pt solid #000000" fo:border-right="none" fo:border-top="none" fo:border-bottom="0.05pt solid #000000"/>
    </style:style>
    <style:style style:name="Ta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in" style:rel-column-width="9460*"/>
    </style:style>
    <style:style style:name="Table3.C" style:family="table-column">
      <style:table-column-properties style:column-width="1.0104in" style:rel-column-width="9559*"/>
    </style:style>
    <style:style style:name="Table3.D" style:family="table-column">
      <style:table-column-properties style:column-width="1.25in" style:rel-column-width="11825*"/>
    </style:style>
    <style:style style:name="Table3.E" style:family="table-column">
      <style:table-column-properties style:column-width="1.0521in" style:rel-column-width="9953*"/>
    </style:style>
    <style:style style:name="Table3.F" style:family="table-column">
      <style:table-column-properties style:column-width="1.6146in" style:rel-column-width="1527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4" style:family="table-row">
      <style:table-row-properties style:min-row-height="0.2458in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0.8653in" style:rel-column-width="8186*"/>
    </style:style>
    <style:style style:name="Table4.C" style:family="table-column">
      <style:table-column-properties style:column-width="0.866in" style:rel-column-width="8192*"/>
    </style:style>
    <style:style style:name="Table4.F" style:family="table-column">
      <style:table-column-properties style:column-width="1.1931in" style:rel-column-width="11287*"/>
    </style:style>
    <style:style style:name="Table4.G" style:family="table-column">
      <style:table-column-properties style:column-width="1.4063in" style:rel-column-width="1330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G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1542in" style:rel-column-width="10922*"/>
    </style:style>
    <style:style style:name="Table6.F" style:family="table-column">
      <style:table-column-properties style:column-width="1.1542in" style:rel-column-width="1092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F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1.3215in" fo:margin-left="2.8063in" fo:margin-right="2.7972in" table:align="margins"/>
    </style:style>
    <style:style style:name="Table7.A" style:family="table-column">
      <style:table-column-properties style:column-width="0.1563in" style:rel-column-width="7748*"/>
    </style:style>
    <style:style style:name="Table7.B" style:family="table-column">
      <style:table-column-properties style:column-width="0.3542in" style:rel-column-width="17563*"/>
    </style:style>
    <style:style style:name="Table7.C" style:family="table-column">
      <style:table-column-properties style:column-width="0.3854in" style:rel-column-width="19112*"/>
    </style:style>
    <style:style style:name="Table7.D" style:family="table-column">
      <style:table-column-properties style:column-width="0.4257in" style:rel-column-width="21112*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fo:background-color="#ffff0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fo:background-color="transparent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rial" fo:font-size="12pt" fo:font-weight="normal" officeooo:paragraph-rsid="00076f78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Arial" fo:font-size="12pt" fo:font-weight="normal" officeooo:paragraph-rsid="00096a96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Arial" fo:font-size="12pt" fo:background-color="transparent" style:font-size-asian="12pt" style:font-size-complex="12pt"/>
    </style:style>
    <style:style style:name="P8" style:family="paragraph" style:parent-style-name="Standard">
      <style:text-properties style:font-name="Arial" fo:font-size="12pt" fo:background-color="#ffff00" style:font-size-asian="12pt" style:font-size-complex="12pt"/>
    </style:style>
    <style:style style:name="P9" style:family="paragraph" style:parent-style-name="Standard">
      <style:text-properties style:text-position="0% 100%"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position="0% 100%" style:font-name="Arial" fo:font-size="12pt" fo:font-weight="normal" fo:background-color="#ffff00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text-position="0% 100%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text-position="0% 100%" style:font-name="Arial" fo:font-size="12pt" fo:font-weight="bold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text-position="0% 100%" style:font-name="Arial" fo:font-size="12pt" fo:font-weight="bold" fo:background-color="#ffff00" style:font-size-asian="12pt" style:font-weight-asian="bold" style:font-size-complex="12pt" style:font-weight-complex="bold"/>
    </style:style>
    <style:style style:name="P14" style:family="paragraph" style:parent-style-name="Standard">
      <style:text-properties style:text-position="-33% 58%" style:font-name="Arial" fo:font-size="12pt" fo:font-weight="normal" fo:background-color="#ffff00" style:font-size-asian="12pt" style:font-weight-asian="normal" style:font-size-complex="12pt" style:font-weight-complex="normal"/>
    </style:style>
    <style:style style:name="P15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ext_20_body">
      <style:text-properties style:text-position="0% 100%" style:font-name="Arial" fo:font-size="12pt" fo:font-weight="normal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8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text-blinking="false" fo:background-color="#ffff00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Arial" fo:font-size="12pt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font-weight="bold" fo:background-color="#ffff00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Arial" fo:font-size="12pt" fo:background-color="#ffff00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2pt" fo:background-color="#ffff00" style:font-size-asian="12pt" style:font-size-complex="12pt"/>
    </style:style>
    <style:style style:name="P25" style:family="paragraph" style:parent-style-name="Table_20_Contents">
      <style:text-properties style:font-name="Arial" fo:font-size="12pt" fo:background-color="transparent" style:font-size-asian="12pt" style:font-size-complex="12pt"/>
    </style:style>
    <style:style style:name="P26" style:family="paragraph" style:parent-style-name="Table_20_Heading">
      <style:text-properties style:font-name="Arial" fo:font-size="12pt" style:font-size-asian="12pt" style:font-size-complex="12pt"/>
    </style:style>
    <style:style style:name="P27" style:family="paragraph" style:parent-style-name="Standard" style:list-style-name="L2">
      <style:text-properties style:text-position="0% 100%" style:font-name="Arial" fo:font-size="12pt" fo:font-weight="normal" fo:background-color="transparent" style:font-size-asian="12pt" style:font-weight-asian="normal" style:font-size-complex="12pt" style:font-weight-complex="normal"/>
    </style:style>
    <style:style style:name="P28" style:family="paragraph" style:parent-style-name="Table_20_Contents">
      <style:text-properties style:font-name="Arial" fo:font-size="12pt" style:font-size-asian="12pt" style:font-size-complex="12pt"/>
    </style:style>
    <style:style style:name="P29" style:family="paragraph" style:parent-style-name="Text_20_body" style:list-style-name="L3">
      <style:text-properties style:font-name="Arial" fo:font-size="12pt" style:font-size-asian="12pt" style:font-size-complex="12pt"/>
    </style:style>
    <style:style style:name="P30" style:family="paragraph" style:parent-style-name="Text_20_body" style:list-style-name="L1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31" style:family="paragraph" style:parent-style-name="Text_20_body" style:list-style-name="L3">
      <style:paragraph-properties fo:margin-top="0in" fo:margin-bottom="0in" style:contextual-spacing="false"/>
      <style:text-properties style:font-name="Arial" fo:font-size="12pt" style:font-size-asian="12pt" style:font-size-complex="12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fo:font-weight="bold" fo:background-color="#ffff00" loext:char-shading-value="0" style:font-weight-asian="bold" style:font-weight-complex="bold"/>
    </style:style>
    <style:style style:name="T4" style:family="text">
      <style:text-properties style:text-position="0% 100%" fo:font-weight="normal" fo:background-color="#ffff00" loext:char-shading-value="0" style:font-weight-asian="normal" style:font-weight-complex="normal"/>
    </style:style>
    <style:style style:name="T5" style:family="text">
      <style:text-properties style:text-position="0% 100%" fo:font-weight="normal" fo:background-color="transparent" loext:char-shading-value="0" style:font-weight-asian="normal" style:font-weight-complex="normal"/>
    </style:style>
    <style:style style:name="T6" style:family="text">
      <style:text-properties style:text-position="0% 100%" fo:background-color="#ffff00" loext:char-shading-value="0"/>
    </style:style>
    <style:style style:name="T7" style:family="text">
      <style:text-properties style:text-position="0% 100%" officeooo:rsid="000bd8f7" fo:background-color="#ffff00" loext:char-shading-value="0"/>
    </style:style>
    <style:style style:name="T8" style:family="text">
      <style:text-properties style:text-position="0% 100%" fo:background-color="transparent" loext:char-shading-value="0"/>
    </style:style>
    <style:style style:name="T9" style:family="text">
      <style:text-properties style:text-position="0% 100%" officeooo:rsid="000bd8f7" fo:background-color="transparent" loext:char-shading-value="0"/>
    </style:style>
    <style:style style:name="T10" style:family="text">
      <style:text-properties style:text-position="0% 100%" officeooo:rsid="000c45f8" fo:background-color="transparent" loext:char-shading-value="0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096a96" fo:background-color="#ffff00" loext:char-shading-value="0"/>
    </style:style>
    <style:style style:name="T13" style:family="text">
      <style:text-properties officeooo:rsid="000a3f99" fo:background-color="#ffff00" loext:char-shading-value="0"/>
    </style:style>
    <style:style style:name="T14" style:family="text">
      <style:text-properties style:font-name="Arial" fo:font-size="12pt" fo:background-color="transparent" loext:char-shading-value="0" style:font-size-asian="12pt" style:font-size-complex="12pt"/>
    </style:style>
    <style:style style:name="T15" style:family="text">
      <style:text-properties style:text-position="-33% 58%"/>
    </style:style>
    <style:style style:name="T16" style:family="text">
      <style:text-properties style:text-position="-33% 58%" fo:background-color="#ffff00" loext:char-shading-value="0"/>
    </style:style>
    <style:style style:name="T17" style:family="text">
      <style:text-properties style:text-position="-33% 58%" fo:background-color="transparent" loext:char-shading-value="0"/>
    </style:style>
    <style:style style:name="T18" style:family="text">
      <style:text-properties fo:background-color="transparent" loext:char-shading-value="0"/>
    </style:style>
    <style:style style:name="T19" style:family="text">
      <style:text-properties officeooo:rsid="000a3f99" fo:background-color="transparent" loext:char-shading-value="0"/>
    </style:style>
    <style:style style:name="T20" style:family="text">
      <style:text-properties officeooo:rsid="000b68b5" fo:background-color="transparent" loext:char-shading-value="0"/>
    </style:style>
    <style:style style:name="T21" style:family="text">
      <style:text-properties style:text-position="super 58%" fo:background-color="transparent" loext:char-shading-value="0"/>
    </style:style>
    <style:style style:name="T22" style:family="text">
      <style:text-properties style:text-position="super 58%" fo:background-color="#ffff00" loext:char-shading-value="0"/>
    </style:style>
    <style:style style:name="T23" style:family="text">
      <style:text-properties style:text-position="sub 58%"/>
    </style:style>
    <style:style style:name="T24" style:family="text">
      <style:text-properties style:text-position="sub 58%" fo:background-color="transparent" loext:char-shading-value="0"/>
    </style:style>
    <style:style style:name="T25" style:family="text">
      <style:text-properties style:text-position="sub 58%" fo:background-color="#ffff00" loext:char-shading-value="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945in" text:min-label-width="0.1965in"/>
      </text:list-level-style-bullet>
      <text:list-level-style-bullet text:level="2" text:style-name="Bullet_20_Symbols" style:num-suffix="." text:bullet-char="•">
        <style:list-level-properties text:space-before="1.2854in" text:min-label-width="0.1965in"/>
      </text:list-level-style-bullet>
      <text:list-level-style-bullet text:level="3" text:style-name="Bullet_20_Symbols" style:num-suffix="." text:bullet-char="•">
        <style:list-level-properties text:space-before="1.7764in" text:min-label-width="0.1965in"/>
      </text:list-level-style-bullet>
      <text:list-level-style-bullet text:level="4" text:style-name="Bullet_20_Symbols" style:num-suffix="." text:bullet-char="•">
        <style:list-level-properties text:space-before="2.2673in" text:min-label-width="0.1965in"/>
      </text:list-level-style-bullet>
      <text:list-level-style-bullet text:level="5" text:style-name="Bullet_20_Symbols" style:num-suffix="." text:bullet-char="•">
        <style:list-level-properties text:space-before="2.7583in" text:min-label-width="0.1965in"/>
      </text:list-level-style-bullet>
      <text:list-level-style-bullet text:level="6" text:style-name="Bullet_20_Symbols" style:num-suffix="." text:bullet-char="•">
        <style:list-level-properties text:space-before="3.2492in" text:min-label-width="0.1965in"/>
      </text:list-level-style-bullet>
      <text:list-level-style-bullet text:level="7" text:style-name="Bullet_20_Symbols" style:num-suffix="." text:bullet-char="•">
        <style:list-level-properties text:space-before="3.7402in" text:min-label-width="0.1965in"/>
      </text:list-level-style-bullet>
      <text:list-level-style-bullet text:level="8" text:style-name="Bullet_20_Symbols" style:num-suffix="." text:bullet-char="•">
        <style:list-level-properties text:space-before="4.2315in" text:min-label-width="0.1965in"/>
      </text:list-level-style-bullet>
      <text:list-level-style-bullet text:level="9" text:style-name="Bullet_20_Symbols" style:num-suffix="." text:bullet-char="•">
        <style:list-level-properties text:space-before="4.7224in" text:min-label-width="0.1965in"/>
      </text:list-level-style-bullet>
      <text:list-level-style-bullet text:level="10" text:style-name="Bullet_20_Symbols" style:num-suffix="." text:bullet-char="•">
        <style:list-level-properties text:space-before="5.2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docs-internal-guid-7ef9c242-7fff-731e-2ff5-4fee56ccb300"/>Ming Kong, mk3574</text:p>
      <text:p text:style-name="P17">Homework 1</text:p>
      <text:p text:style-name="P15"/>
      <text:p text:style-name="P17">Question 1:</text:p>
      <text:p text:style-name="P17"/>
      <text:p text:style-name="P17"><text:s text:c="4"/>A:</text:p>
      <text:p text:style-name="P17"><text:tab/>1. 10011011<text:span text:style-name="T23">2</text:span> = 2<text:span text:style-name="T1">7</text:span> + 2<text:span text:style-name="T1">4</text:span> + 2<text:span text:style-name="T1">3</text:span> + 2<text:span text:style-name="T1">1 <text:s/></text:span><text:span text:style-name="T2">+ 2</text:span><text:span text:style-name="T1">0</text:span><text:span text:style-name="T2"> = 128 + 16 + 8 + 2 + 1 = </text:span><text:span text:style-name="T6">155</text:span><text:span text:style-name="T16">10</text:span></text:p>
      <text:list xml:id="list174109553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0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tab/>2. 456<text:span text:style-name="T23">7</text:span> = 4 * 7<text:span text:style-name="T1">2</text:span><text:span text:style-name="T2"> + 5 * 7</text:span><text:span text:style-name="T1">1</text:span><text:span text:style-name="T2"> + 6 * 7</text:span><text:span text:style-name="T1">0 </text:span><text:span text:style-name="T2">= 4*49 + 5*7 + 6 = </text:span><text:span text:style-name="T6">237</text:span><text:span text:style-name="T16">10</text:span></text:p>
      <text:p text:style-name="P18"/>
      <text:p text:style-name="P17"><text:tab/>3. 38A<text:span text:style-name="T23">16 </text:span>= 3*16<text:span text:style-name="T1">2</text:span><text:span text:style-name="T2"> + 8*16 + 10 = </text:span><text:s text:c="2"/>768 + 128 + 10 = <text:span text:style-name="T11">906</text:span><text:span text:style-name="T16">10</text:span></text:p>
      <text:p text:style-name="P17"/>
      <text:p text:style-name="P17"><text:tab/>4. 2214<text:span text:style-name="T23">5</text:span> = 2*5<text:span text:style-name="T1">3 </text:span><text:span text:style-name="T2">+ 2*5</text:span><text:span text:style-name="T1">2</text:span><text:span text:style-name="T2"> + 5 + 4 = </text:span><text:span text:style-name="T6">309</text:span><text:span text:style-name="T16">10</text:span></text:p>
      <text:p text:style-name="P4"/>
      <text:p text:style-name="P4"><text:s text:c="4"/>B:</text:p>
      <text:p text:style-name="P4"><text:tab/>1. 69<text:span text:style-name="T23">10</text:span> = 69 / 2 = 34 R 1</text:p>
      <text:p text:style-name="P4"><text:tab/><text:tab/> <text:s text:c="4"/>34 / 2 = 17 R 0</text:p>
      <text:p text:style-name="P4"><text:tab/><text:tab/> <text:s text:c="4"/>17 / 2 = 8 R 1</text:p>
      <text:p text:style-name="P4"><text:tab/><text:tab/> <text:s text:c="6"/>8 / 2 = 4 R 0</text:p>
      <text:p text:style-name="P4"><text:s text:c="26"/>4 / 2 = 2 R 0 </text:p>
      <text:p text:style-name="P4"><text:tab/><text:tab/> <text:s text:c="6"/>2 / 2 = 1 R 0</text:p>
      <text:p text:style-name="P4"><text:tab/><text:tab/> <text:s text:c="6"/>1 / 2 = 0 R 1 = <text:span text:style-name="T11">1000101</text:span><text:span text:style-name="T16">2</text:span></text:p>
      <text:p text:style-name="P4"><text:tab/><text:tab/></text:p>
      <text:p text:style-name="P4"><text:tab/>2. 485<text:span text:style-name="T23">10 </text:span>= 485 / 2 = 242 R 1</text:p>
      <text:p text:style-name="P4"><text:tab/><text:tab/> <text:s text:c="6"/>242 / 2 = 121 R 0</text:p>
      <text:p text:style-name="P4"><text:s text:c="26"/>121 / 2 = <text:s/>60 R 1</text:p>
      <text:p text:style-name="P4"><text:s text:c="28"/>60 / 2 = 30 R 0</text:p>
      <text:p text:style-name="P4"><text:s text:c="28"/>30 / 2 = 15 R 0</text:p>
      <text:p text:style-name="P4"><text:s text:c="29"/>15 / 2 = 7 R 1</text:p>
      <text:p text:style-name="P4"><text:tab/><text:tab/> <text:s text:c="11"/>7 / 2 = 3 R 1</text:p>
      <text:p text:style-name="P4"><text:s text:c="31"/>3 / 2 = 1 R 1</text:p>
      <text:p text:style-name="P4"><text:tab/><text:tab/><text:tab/> <text:s text:c="2"/>1 / 2 = 0 R 1 = <text:span text:style-name="T11">111100101</text:span><text:span text:style-name="T16">2</text:span></text:p>
      <text:p text:style-name="P4"><text:tab/>3. 6D1A<text:span text:style-name="T23">16 </text:span>= Using 4 bit binary word to hexidecimal</text:p>
      <text:p text:style-name="P4"><text:tab/><text:tab/><text:tab/>6<text:span text:style-name="T15">16</text:span><text:span text:style-name="T2"> = 0110</text:span><text:span text:style-name="T15">2 <text:s/></text:span></text:p>
      <text:p text:style-name="P4"><text:span text:style-name="T15"><text:tab/><text:tab/><text:tab/></text:span><text:span text:style-name="T2">D</text:span><text:span text:style-name="T15">16</text:span><text:span text:style-name="T2"> = 1101</text:span><text:span text:style-name="T15">2</text:span></text:p>
      <text:p text:style-name="P4"><text:span text:style-name="T15"><text:tab/><text:tab/><text:tab/></text:span><text:span text:style-name="T2">1</text:span><text:span text:style-name="T15">16 </text:span><text:span text:style-name="T2">= 0001</text:span><text:span text:style-name="T15">2</text:span></text:p>
      <text:p text:style-name="P5"><text:span text:style-name="T15"><text:tab/><text:tab/><text:tab/></text:span><text:span text:style-name="T2">A</text:span><text:span text:style-name="T15">16 </text:span><text:span text:style-name="T2">= 1010</text:span><text:span text:style-name="T15">2</text:span><text:span text:style-name="T2"> </text:span></text:p>
      <text:p text:style-name="P5"><text:span text:style-name="T2"><text:tab/><text:tab/><text:tab/>= </text:span><text:span text:style-name="T6">110 1101 0001 1010</text:span></text:p>
      <text:p text:style-name="P11"><text:s text:c="4"/></text:p>
      <text:p text:style-name="P11"/>
      <text:p text:style-name="P11"/>
      <text:p text:style-name="P11"><text:soft-page-break/></text:p>
      <text:p text:style-name="P11"/>
      <text:p text:style-name="P11"><text:s text:c="4"/>C:</text:p>
      <text:p text:style-name="P4"><text:span text:style-name="T8"><text:tab/></text:span><text:span text:style-name="T2">1. 1101011</text:span><text:span text:style-name="T23">2</text:span><text:span text:style-name="T2">= <text:s/>Using 4 bit binary word to hexidecimal</text:span></text:p>
      <text:p text:style-name="P4"><text:span text:style-name="T2"><text:tab/><text:tab/><text:tab/> <text:s text:c="2"/>(0110)</text:span><text:span text:style-name="T15">2</text:span><text:span text:style-name="T2"> = 6</text:span><text:span text:style-name="T15">16</text:span></text:p>
      <text:p text:style-name="P4"><text:span text:style-name="T2"><text:s/><text:tab/><text:tab/><text:tab/> <text:s text:c="2"/>(1011)</text:span><text:span text:style-name="T15">2 </text:span><text:span text:style-name="T2"><text:s/>= B</text:span><text:span text:style-name="T15">16</text:span></text:p>
      <text:p text:style-name="P4"><text:span text:style-name="T15"><text:tab/><text:tab/><text:tab/><text:tab/><text:tab/></text:span><text:span text:style-name="T2">= </text:span><text:span text:style-name="T6">6B</text:span><text:span text:style-name="T16">16</text:span></text:p>
      <text:p text:style-name="P14"/>
      <text:p text:style-name="P4"><text:span text:style-name="T2"><text:tab/>2. 895</text:span><text:span text:style-name="T23">10</text:span><text:span text:style-name="T2">= </text:span><text:span text:style-name="T8">895/16 = 55 R 15</text:span></text:p>
      <text:p text:style-name="P11"><text:tab/><text:tab/> <text:s text:c="7"/>55/16 = 3 R 7</text:p>
      <text:p text:style-name="P11"><text:tab/><text:tab/> <text:s text:c="8"/>3 / 16 = 0 R 3</text:p>
      <text:p text:style-name="P4"><text:span text:style-name="T8"><text:tab/><text:tab/><text:tab/>= </text:span><text:span text:style-name="T6">37F</text:span><text:span text:style-name="T16">16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Question 2</text:p>
      <text:p text:style-name="P14"/>
      <text:p text:style-name="P4"><text:span text:style-name="T8"><text:tab/>1. 7566</text:span><text:span text:style-name="T24">8</text:span><text:span text:style-name="T8">+ 4515</text:span><text:span text:style-name="T24">8</text:span><text:span text:style-name="T8">= <text:s text:c="13"/>1111</text:span></text:p>
      <text:p text:style-name="P4"><text:span text:style-name="T8"><text:tab/><text:tab/><text:tab/><text:tab/><text:tab/>7566</text:span><text:span text:style-name="T17">8</text:span></text:p>
      <text:p text:style-name="P4"><text:span text:style-name="T17"><text:tab/><text:tab/><text:tab/><text:tab/> <text:s text:c="4"/></text:span><text:span text:style-name="T8">+<text:tab/>4515</text:span><text:span text:style-name="T17">8</text:span></text:p>
      <text:p text:style-name="P4"><text:span text:style-name="T8"><text:tab/><text:tab/><text:tab/><text:tab/> <text:s text:c="2"/>= <text:s text:c="3"/></text:span><text:span text:style-name="T6">14303</text:span><text:span text:style-name="T16">8</text:span></text:p>
      <text:p text:style-name="P4"><text:span text:style-name="T8"><text:tab/>2. 10110011</text:span><text:span text:style-name="T24">2</text:span><text:span text:style-name="T8">+ 1101</text:span><text:span text:style-name="T24">2</text:span><text:span text:style-name="T8">= <text:tab/> <text:s text:c="3"/>11111 <text:tab/></text:span></text:p>
      <text:p text:style-name="P4"><text:span text:style-name="T8"><text:tab/><text:tab/><text:tab/><text:tab/><text:tab/>10110011</text:span><text:span text:style-name="T17">2</text:span></text:p>
      <text:p text:style-name="P4"><text:span text:style-name="T8"><text:tab/><text:tab/><text:tab/><text:tab/>+<text:tab/> <text:s text:c="7"/>1101</text:span><text:span text:style-name="T17">2</text:span></text:p>
      <text:p text:style-name="P4"><text:span text:style-name="T17"><text:tab/><text:tab/><text:tab/><text:tab/></text:span><text:span text:style-name="T8">=<text:tab/></text:span><text:span text:style-name="T6">11000000</text:span><text:span text:style-name="T16">2</text:span></text:p>
      <text:p text:style-name="P4"><text:span text:style-name="T8"><text:tab/>3. 7A66</text:span><text:span text:style-name="T24">16</text:span><text:span text:style-name="T8">+ 45C5</text:span><text:span text:style-name="T24">16</text:span><text:span text:style-name="T8">= <text:s text:c="13"/></text:span><text:span text:style-name="T10">11</text:span></text:p>
      <text:p text:style-name="P4"><text:span text:style-name="T8"><text:tab/><text:tab/><text:tab/><text:tab/><text:tab/>7A66</text:span><text:span text:style-name="T17">16</text:span></text:p>
      <text:p text:style-name="P4"><text:span text:style-name="T8"><text:tab/><text:tab/><text:tab/><text:tab/>+<text:tab/>45C5</text:span><text:span text:style-name="T17">16</text:span></text:p>
      <text:p text:style-name="P4"><text:span text:style-name="T8"><text:tab/><text:tab/><text:tab/><text:tab/>= <text:tab/></text:span><text:span text:style-name="T6">C02B</text:span><text:span text:style-name="T16">16</text:span><text:span text:style-name="T8"><text:tab/></text:span></text:p>
      <text:p text:style-name="P4"><text:span text:style-name="T8"><text:tab/>4. 3022</text:span><text:span text:style-name="T24">5</text:span><text:span text:style-name="T8">-2433</text:span><text:span text:style-name="T24">5</text:span><text:span text:style-name="T8"> = <text:tab/><text:tab/></text:span><text:span text:style-name="T9">291</text:span><text:span text:style-name="T8"> <text:s text:c="2"/><text:tab/></text:span></text:p>
      <text:p text:style-name="P4"><text:span text:style-name="T8"><text:tab/><text:tab/><text:tab/><text:tab/><text:tab/>3022</text:span><text:span text:style-name="T17">5</text:span></text:p>
      <text:p text:style-name="P4"><text:span text:style-name="T8"><text:tab/><text:tab/><text:tab/><text:tab/></text:span><text:span text:style-name="T9">-</text:span><text:span text:style-name="T8"> <text:tab/>2433</text:span><text:span text:style-name="T17">5</text:span></text:p>
      <text:p text:style-name="P4"><text:span text:style-name="T8"><text:tab/><text:tab/><text:tab/><text:tab/>= <text:s text:c="6"/><text:tab/> <text:s/></text:span><text:span text:style-name="T6"><text:s/></text:span><text:span text:style-name="T7">34</text:span><text:span text:style-name="T6"> </text:span><text:span text:style-name="T16">5</text:span><text:span text:style-name="T6"><text:tab/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Question 3:</text:p>
      <text:p text:style-name="P11"/>
      <text:p text:style-name="P11">A.</text:p>
      <text:p text:style-name="P4"><text:span text:style-name="T8"><text:tab/>1. 124</text:span><text:span text:style-name="T24">10</text:span><text:span text:style-name="T8">= 124 / 2 = 62 R 0</text:span></text:p>
      <text:p text:style-name="P11"><text:tab/><text:tab/> <text:s text:c="7"/>62 / 2 = 31 R 0</text:p>
      <text:p text:style-name="P11"><text:tab/><text:tab/> <text:s text:c="7"/>31 / 2 = 15 R 1</text:p>
      <text:p text:style-name="P11"><text:s text:c="27"/>15 / 2 = 7 R 1</text:p>
      <text:p text:style-name="P11"><text:tab/><text:tab/> <text:s text:c="9"/>7 / 2 = 3 R 1</text:p>
      <text:p text:style-name="P11"><text:s text:c="29"/>3 / 2 = 1 R 1</text:p>
      <text:p text:style-name="P4"><text:span text:style-name="T8"><text:s text:c="29"/>1 / 2 = 0 R 1 = </text:span><text:span text:style-name="T6">01111100</text:span><text:span text:style-name="T16">8 bit 2's comp</text:span></text:p>
      <text:p text:style-name="P14"/>
      <text:p text:style-name="P4"><text:span text:style-name="T8"><text:tab/>2. -124</text:span><text:span text:style-name="T24">10</text:span><text:span text:style-name="T8">= Using additive inverse: = </text:span><text:span text:style-name="T6">10000100</text:span><text:span text:style-name="T16">8 bit 2's comp</text:span></text:p>
      <text:p text:style-name="P11"><text:tab/> <text:s text:c="32"/>11111<text:tab/><text:tab/><text:tab/></text:p>
      <text:p text:style-name="P11"><text:tab/><text:tab/><text:tab/><text:tab/> 01111100 <text:s text:c="2"/>(124)</text:p>
      <text:p text:style-name="P11"><text:s text:c="30"/>+ <text:s text:c="9"/>10000100 <text:s text:c="3"/>(-124)</text:p>
      <text:p text:style-name="P11"><text:tab/><text:tab/><text:tab/>= <text:s text:c="6"/>100000000</text:p>
      <text:p text:style-name="P4"><text:span text:style-name="T8"><text:tab/>3. 109</text:span><text:span text:style-name="T24">10</text:span><text:span text:style-name="T8">= 109 / 2 = 54 R 1</text:span></text:p>
      <text:p text:style-name="P11"><text:tab/><text:tab/> <text:s text:c="7"/>54 / 2 = 27 R 0</text:p>
      <text:p text:style-name="P11"><text:tab/><text:tab/> <text:s text:c="7"/>27 / 2 = 13 R 1</text:p>
      <text:p text:style-name="P11"><text:s text:c="27"/>13 / 2 = 6 R 1</text:p>
      <text:p text:style-name="P11"><text:s text:c="29"/>6 / 2 = 3 R 0</text:p>
      <text:p text:style-name="P11"><text:tab/><text:tab/><text:tab/>3 / 2 = 1 R 1</text:p>
      <text:p text:style-name="P11"><text:tab/><text:tab/><text:tab/>1 / 2 = 0 R 1</text:p>
      <text:p text:style-name="P4"><text:span text:style-name="T8"><text:tab/><text:tab/><text:tab/><text:tab/>= </text:span><text:span text:style-name="T6">01101101</text:span><text:span text:style-name="T16">8bit 2's comp</text:span></text:p>
      <text:p text:style-name="P4"><text:span text:style-name="T8"><text:tab/>4. -79</text:span><text:span text:style-name="T24">10</text:span><text:span text:style-name="T8">= First converting 79</text:span><text:span text:style-name="T17">10</text:span><text:span text:style-name="T8"> to binary and then using additive inverse property:</text:span></text:p>
      <text:p text:style-name="P4"><text:span text:style-name="T8"><text:tab/><text:tab/><text:tab/>79</text:span><text:span text:style-name="T17">10</text:span><text:span text:style-name="T8"> = 79 / 2 = 39 R 1</text:span></text:p>
      <text:p text:style-name="P11"><text:s text:c="2"/><text:tab/><text:tab/><text:tab/><text:tab/>39 / 2 = 19 R 1</text:p>
      <text:p text:style-name="P11"><text:tab/><text:tab/><text:tab/><text:tab/>19 / 2 = 9 R 1</text:p>
      <text:p text:style-name="P11"><text:tab/><text:tab/><text:tab/><text:tab/> 9 / 2 = 4 R 1</text:p>
      <text:p text:style-name="P11"><text:tab/><text:tab/><text:tab/><text:tab/> 4 / 2 = 2 R 0</text:p>
      <text:p text:style-name="P11"><text:tab/><text:tab/><text:tab/><text:tab/> 2 / 2 = 1 R 0</text:p>
      <text:p text:style-name="P11"><text:tab/><text:tab/><text:tab/><text:tab/> 1 / 2 = 0 R 1</text:p>
      <text:p text:style-name="P4"><text:span text:style-name="T8"><text:tab/><text:tab/><text:tab/><text:tab/>= 01001111</text:span><text:span text:style-name="T17">8bit 2's comp</text:span></text:p>
      <text:p text:style-name="P11"><text:tab/><text:tab/> <text:s text:c="10"/>1111111</text:p>
      <text:p text:style-name="P4"><text:span text:style-name="T17"><text:tab/><text:tab/><text:tab/></text:span><text:span text:style-name="T8">01001111 <text:s text:c="3"/>(79</text:span><text:span text:style-name="T17">10</text:span><text:span text:style-name="T8">)</text:span></text:p>
      <text:p text:style-name="P4"><text:span text:style-name="T8"><text:tab/><text:tab/>+ <text:s text:c="7"/>10110001 <text:s text:c="2"/>(-79</text:span><text:span text:style-name="T17">10</text:span><text:span text:style-name="T8">)</text:span></text:p>
      <text:p text:style-name="P11"><text:tab/><text:tab/>= <text:s text:c="5"/>100000000<text:tab/></text:p>
      <text:p text:style-name="P11"><text:tab/><text:tab/><text:tab/></text:p>
      <text:p text:style-name="P4"><text:span text:style-name="T8"><text:tab/><text:tab/><text:tab/>-79</text:span><text:span text:style-name="T17">10</text:span><text:span text:style-name="T8"> = <text:s/></text:span><text:span text:style-name="T6">10110001</text:span><text:span text:style-name="T16">8bit 2's comp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1"><text:soft-page-break/>B.</text:p>
      <text:p text:style-name="P11"/>
      <text:p text:style-name="P9"><text:span text:style-name="T18"><text:tab/>1. 00011110</text:span><text:span text:style-name="T24">8 bit2’s comp</text:span><text:span text:style-name="T18">= 2 + 2</text:span><text:span text:style-name="T21">2</text:span><text:span text:style-name="T18"> + 2</text:span><text:span text:style-name="T21">3</text:span><text:span text:style-name="T18"> + 2</text:span><text:span text:style-name="T21">4</text:span><text:span text:style-name="T18"> = </text:span><text:span text:style-name="T11">30</text:span><text:span text:style-name="T25">10</text:span></text:p>
      <text:p text:style-name="P11"/>
      <text:p text:style-name="P9"><text:span text:style-name="T18"><text:tab/>2. 11100110</text:span><text:span text:style-name="T24">8 bit 2’s comp</text:span><text:span text:style-name="T18">= Using additive inverse, find positive number and convert it to <text:tab/><text:tab/><text:tab/><text:tab/><text:tab/> <text:s text:c="2"/>negative</text:span></text:p>
      <text:p text:style-name="P11"/>
      <text:p text:style-name="P11"><text:tab/><text:tab/><text:tab/><text:tab/>111111</text:p>
      <text:p text:style-name="P9"><text:tab/><text:tab/><text:tab/><text:tab/>00011010<text:span text:style-name="T24">8 bit 2’s comp</text:span><text:tab/><text:tab/>(26<text:span text:style-name="T23">10</text:span>)<text:tab/><text:tab/></text:p>
      <text:p text:style-name="P9"><text:tab/><text:tab/><text:tab/>+<text:tab/>11100110<text:span text:style-name="T24">8 bit 2’s comp</text:span> <text:s text:c="4"/><text:tab/>(-26<text:span text:style-name="T23">10</text:span>)</text:p>
      <text:p text:style-name="P9"><text:tab/><text:tab/><text:tab/>= <text:s text:c="5"/>100000000</text:p>
      <text:p text:style-name="P9"/>
      <text:p text:style-name="P1"><text:tab/><text:tab/> <text:span text:style-name="T18">11100110</text:span><text:span text:style-name="T24">8 bit 2’s comp</text:span><text:span text:style-name="T18"> = </text:span><text:span text:style-name="T11">-26</text:span><text:span text:style-name="T25">10</text:span></text:p>
      <text:p text:style-name="P9"/>
      <text:p text:style-name="P9"><text:span text:style-name="T18"><text:tab/>3. 00101101</text:span><text:span text:style-name="T24">8 bit 2’s comp</text:span><text:span text:style-name="T18">= 1 + 2</text:span><text:span text:style-name="T21">2</text:span><text:span text:style-name="T18"> + 2</text:span><text:span text:style-name="T21">3</text:span><text:span text:style-name="T18"> + 2</text:span><text:span text:style-name="T21">5</text:span><text:span text:style-name="T18"> = 32 + 8 + 4 + 1 = </text:span><text:span text:style-name="T11">45</text:span><text:span text:style-name="T25">10</text:span></text:p>
      <text:p text:style-name="P10"/>
      <text:p text:style-name="P9"><text:span text:style-name="T18"><text:tab/>4. 10011110</text:span><text:span text:style-name="T24">8 bit 2’s comp</text:span><text:span text:style-name="T18">= Using additive inverse, find positive number and convert it to <text:tab/><text:tab/><text:tab/><text:tab/><text:tab/> <text:s text:c="2"/>negative</text:span></text:p>
      <text:p text:style-name="P11"><text:tab/></text:p>
      <text:p text:style-name="P11"><text:tab/><text:tab/><text:tab/><text:tab/>111111</text:p>
      <text:p text:style-name="P9"><text:span text:style-name="T18"><text:tab/><text:tab/><text:tab/><text:tab/>01100010</text:span><text:span text:style-name="T24">8 bit 2’s comp<text:tab/></text:span><text:span text:style-name="T18">(98</text:span><text:span text:style-name="T24">10</text:span><text:span text:style-name="T18">)</text:span></text:p>
      <text:p text:style-name="P9"><text:span text:style-name="T18"><text:tab/><text:tab/><text:tab/>+<text:tab/>10011110</text:span><text:span text:style-name="T24">8 bit 2’s comp<text:tab/></text:span><text:span text:style-name="T18">(-98</text:span><text:span text:style-name="T24">10</text:span><text:span text:style-name="T18">)</text:span></text:p>
      <text:p text:style-name="P9"><text:span text:style-name="T24"><text:tab/><text:tab/><text:tab/></text:span><text:span text:style-name="T18">= <text:s text:c="5"/>100000000</text:span></text:p>
      <text:p text:style-name="P11"><text:tab/></text:p>
      <text:p text:style-name="P9"><text:span text:style-name="T18"><text:tab/><text:tab/><text:tab/>10011110</text:span><text:span text:style-name="T24">8 bit 2’s comp</text:span><text:span text:style-name="T18">= </text:span><text:span text:style-name="T11">-98</text:span><text:span text:style-name="T25">10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Question 4:</text:p>
      <text:list xml:id="list301615629" text:style-name="L2">
        <text:list-item>
          <text:list>
            <text:list-item>
              <text:list>
                <text:list-item>
                  <text:p text:style-name="P27">Exercise 1.2.4, sections b, c</text:p>
                </text:list-item>
              </text:list>
            </text:list-item>
          </text:list>
        </text:list-item>
      </text:list>
      <text:p text:style-name="P1"><text:span text:style-name="T5"><text:tab/><text:tab/>b.<text:tab/></text:span><text:span text:style-name="T18">¬(p ∨ q) </text:span></text:p>
      <text:p text:style-name="P11"><text:tab/><text:tab/><text:tab/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560200571424">
          <table:table-cell table:style-name="Table1.A1" office:value-type="string">
            <text:p text:style-name="P21"><text:s/>p</text:p>
          </table:table-cell>
          <table:table-cell table:style-name="Table1.A1" office:value-type="string">
            <text:p text:style-name="P21">q</text:p>
          </table:table-cell>
          <table:table-cell table:style-name="Table1.A1" office:value-type="string">
            <text:p text:style-name="P21">p v q</text:p>
          </table:table-cell>
          <table:table-cell table:style-name="Table1.D1" office:value-type="string">
            <text:p text:style-name="P22">¬(p ∨ q) </text:p>
          </table:table-cell>
        </table:table-row>
        <table:table-row table:style-name="TableLine2560200583120">
          <table:table-cell table:style-name="Table1.A2" office:value-type="string">
            <text:p text:style-name="P20">T</text:p>
          </table:table-cell>
          <table:table-cell table:style-name="Table1.A2" office:value-type="string">
            <text:p text:style-name="P20">T</text:p>
          </table:table-cell>
          <table:table-cell table:style-name="Table1.A2" office:value-type="string">
            <text:p text:style-name="P20">T</text:p>
          </table:table-cell>
          <table:table-cell table:style-name="Table1.D2" office:value-type="string">
            <text:p text:style-name="P24">F</text:p>
          </table:table-cell>
        </table:table-row>
        <table:table-row table:style-name="TableLine2560200574960">
          <table:table-cell table:style-name="Table1.A2" office:value-type="string">
            <text:p text:style-name="P20">T</text:p>
          </table:table-cell>
          <table:table-cell table:style-name="Table1.A2" office:value-type="string">
            <text:p text:style-name="P20">F</text:p>
          </table:table-cell>
          <table:table-cell table:style-name="Table1.A2" office:value-type="string">
            <text:p text:style-name="P20">T</text:p>
          </table:table-cell>
          <table:table-cell table:style-name="Table1.D2" office:value-type="string">
            <text:p text:style-name="P24">F</text:p>
          </table:table-cell>
        </table:table-row>
        <table:table-row table:style-name="TableLine2560200582304">
          <table:table-cell table:style-name="Table1.A2" office:value-type="string">
            <text:p text:style-name="P20">F</text:p>
          </table:table-cell>
          <table:table-cell table:style-name="Table1.A2" office:value-type="string">
            <text:p text:style-name="P20">T</text:p>
          </table:table-cell>
          <table:table-cell table:style-name="Table1.A2" office:value-type="string">
            <text:p text:style-name="P20">T</text:p>
          </table:table-cell>
          <table:table-cell table:style-name="Table1.D2" office:value-type="string">
            <text:p text:style-name="P24">F</text:p>
          </table:table-cell>
        </table:table-row>
        <table:table-row table:style-name="TableLine2560200582848">
          <table:table-cell table:style-name="Table1.A2" office:value-type="string">
            <text:p text:style-name="P20">F</text:p>
          </table:table-cell>
          <table:table-cell table:style-name="Table1.A2" office:value-type="string">
            <text:p text:style-name="P20">F</text:p>
          </table:table-cell>
          <table:table-cell table:style-name="Table1.A2" office:value-type="string">
            <text:p text:style-name="P20">F</text:p>
          </table:table-cell>
          <table:table-cell table:style-name="Table1.D2" office:value-type="string">
            <text:p text:style-name="P24">T</text:p>
          </table:table-cell>
        </table:table-row>
      </table:table>
      <text:p text:style-name="P11"><text:tab/></text:p>
      <text:p text:style-name="P11"><text:tab/><text:tab/>c. <text:tab/>r ∨ (p ∧ ¬q)</text:p>
      <table:table table:name="Table2" table:style-name="Table2">
        <table:table-column table:style-name="Table2.A"/>
        <table:table-column table:style-name="Table2.B" table:number-columns-repeated="4"/>
        <table:table-row table:style-name="TableLine2560200580400">
          <table:table-cell table:style-name="Table2.A1" office:value-type="string">
            <text:p text:style-name="P21">p</text:p>
          </table:table-cell>
          <table:table-cell table:style-name="Table2.A1" office:value-type="string">
            <text:p text:style-name="P21">q</text:p>
          </table:table-cell>
          <table:table-cell table:style-name="Table2.A1" office:value-type="string">
            <text:p text:style-name="P21">r</text:p>
          </table:table-cell>
          <table:table-cell table:style-name="Table2.A1" office:value-type="string">
            <text:p text:style-name="P12">p ∧ ¬q</text:p>
          </table:table-cell>
          <table:table-cell table:style-name="Table2.E1" office:value-type="string">
            <text:p text:style-name="P13">r ∨ (p ∧ ¬q)</text:p>
          </table:table-cell>
        </table:table-row>
        <table:table-row table:style-name="TableLine2560214795456">
          <table:table-cell table:style-name="Table2.A2" office:value-type="string">
            <text:p text:style-name="P20">T</text:p>
          </table:table-cell>
          <table:table-cell table:style-name="Table2.A2" office:value-type="string">
            <text:p text:style-name="P20">T</text:p>
          </table:table-cell>
          <table:table-cell table:style-name="Table2.A2" office:value-type="string">
            <text:p text:style-name="P20">T</text:p>
          </table:table-cell>
          <table:table-cell table:style-name="Table2.A2" office:value-type="string">
            <text:p text:style-name="P20">F</text:p>
          </table:table-cell>
          <table:table-cell table:style-name="Table2.E2" office:value-type="string">
            <text:p text:style-name="P24">T</text:p>
          </table:table-cell>
        </table:table-row>
        <table:table-row table:style-name="TableLine2560214808512">
          <table:table-cell table:style-name="Table2.A2" office:value-type="string">
            <text:p text:style-name="P20">T</text:p>
          </table:table-cell>
          <table:table-cell table:style-name="Table2.A2" office:value-type="string">
            <text:p text:style-name="P20">T</text:p>
          </table:table-cell>
          <table:table-cell table:style-name="Table2.A2" office:value-type="string">
            <text:p text:style-name="P20">F</text:p>
          </table:table-cell>
          <table:table-cell table:style-name="Table2.A2" office:value-type="string">
            <text:p text:style-name="P20">F</text:p>
          </table:table-cell>
          <table:table-cell table:style-name="Table2.E2" office:value-type="string">
            <text:p text:style-name="P24">F</text:p>
          </table:table-cell>
        </table:table-row>
        <table:table-row table:style-name="TableLine2560214798992">
          <table:table-cell table:style-name="Table2.A2" office:value-type="string">
            <text:p text:style-name="P20">T</text:p>
          </table:table-cell>
          <table:table-cell table:style-name="Table2.A2" office:value-type="string">
            <text:p text:style-name="P20">F</text:p>
          </table:table-cell>
          <table:table-cell table:style-name="Table2.A2" office:value-type="string">
            <text:p text:style-name="P20">T</text:p>
          </table:table-cell>
          <table:table-cell table:style-name="Table2.A2" office:value-type="string">
            <text:p text:style-name="P20">T</text:p>
          </table:table-cell>
          <table:table-cell table:style-name="Table2.E2" office:value-type="string">
            <text:p text:style-name="P24">T</text:p>
          </table:table-cell>
        </table:table-row>
        <table:table-row table:style-name="TableLine2560214795728">
          <table:table-cell table:style-name="Table2.A2" office:value-type="string">
            <text:p text:style-name="P20">T</text:p>
          </table:table-cell>
          <table:table-cell table:style-name="Table2.A2" office:value-type="string">
            <text:p text:style-name="P20">F</text:p>
          </table:table-cell>
          <table:table-cell table:style-name="Table2.A2" office:value-type="string">
            <text:p text:style-name="P20">F</text:p>
          </table:table-cell>
          <table:table-cell table:style-name="Table2.A2" office:value-type="string">
            <text:p text:style-name="P20">T</text:p>
          </table:table-cell>
          <table:table-cell table:style-name="Table2.E2" office:value-type="string">
            <text:p text:style-name="P24">T</text:p>
          </table:table-cell>
        </table:table-row>
        <table:table-row table:style-name="TableLine2560214799264">
          <table:table-cell table:style-name="Table2.A2" office:value-type="string">
            <text:p text:style-name="P20">F</text:p>
          </table:table-cell>
          <table:table-cell table:style-name="Table2.A2" office:value-type="string">
            <text:p text:style-name="P20">T</text:p>
          </table:table-cell>
          <table:table-cell table:style-name="Table2.A2" office:value-type="string">
            <text:p text:style-name="P20">T</text:p>
          </table:table-cell>
          <table:table-cell table:style-name="Table2.A2" office:value-type="string">
            <text:p text:style-name="P20">F</text:p>
          </table:table-cell>
          <table:table-cell table:style-name="Table2.E2" office:value-type="string">
            <text:p text:style-name="P24">T</text:p>
          </table:table-cell>
        </table:table-row>
        <table:table-row table:style-name="TableLine2560214796816">
          <table:table-cell table:style-name="Table2.A2" office:value-type="string">
            <text:p text:style-name="P20">F</text:p>
          </table:table-cell>
          <table:table-cell table:style-name="Table2.A2" office:value-type="string">
            <text:p text:style-name="P20">T</text:p>
          </table:table-cell>
          <table:table-cell table:style-name="Table2.A2" office:value-type="string">
            <text:p text:style-name="P20">F</text:p>
          </table:table-cell>
          <table:table-cell table:style-name="Table2.A2" office:value-type="string">
            <text:p text:style-name="P20">F</text:p>
          </table:table-cell>
          <table:table-cell table:style-name="Table2.E2" office:value-type="string">
            <text:p text:style-name="P24">F</text:p>
          </table:table-cell>
        </table:table-row>
        <table:table-row table:style-name="TableLine2560214796000">
          <table:table-cell table:style-name="Table2.A2" office:value-type="string">
            <text:p text:style-name="P20">F</text:p>
          </table:table-cell>
          <table:table-cell table:style-name="Table2.A2" office:value-type="string">
            <text:p text:style-name="P20">F</text:p>
          </table:table-cell>
          <table:table-cell table:style-name="Table2.A2" office:value-type="string">
            <text:p text:style-name="P20">T</text:p>
          </table:table-cell>
          <table:table-cell table:style-name="Table2.A2" office:value-type="string">
            <text:p text:style-name="P20">F</text:p>
          </table:table-cell>
          <table:table-cell table:style-name="Table2.E2" office:value-type="string">
            <text:p text:style-name="P24">T</text:p>
          </table:table-cell>
        </table:table-row>
        <table:table-row table:style-name="TableLine2560214796272">
          <table:table-cell table:style-name="Table2.A2" office:value-type="string">
            <text:p text:style-name="P20">F</text:p>
          </table:table-cell>
          <table:table-cell table:style-name="Table2.A2" office:value-type="string">
            <text:p text:style-name="P20">F</text:p>
          </table:table-cell>
          <table:table-cell table:style-name="Table2.A2" office:value-type="string">
            <text:p text:style-name="P20">F</text:p>
          </table:table-cell>
          <table:table-cell table:style-name="Table2.A2" office:value-type="string">
            <text:p text:style-name="P20">F</text:p>
          </table:table-cell>
          <table:table-cell table:style-name="Table2.E2" office:value-type="string">
            <text:p text:style-name="P24">F</text:p>
          </table:table-cell>
        </table:table-row>
      </table:table>
      <text:p text:style-name="P11"/>
      <text:list xml:id="list200255259129375" text:continue-numbering="true" text:style-name="L2">
        <text:list-item>
          <text:list>
            <text:list-item>
              <text:list>
                <text:list-item>
                  <text:p text:style-name="P27">Exercise 1.3.4, sections b, d</text:p>
                </text:list-item>
              </text:list>
            </text:list-item>
          </text:list>
        </text:list-item>
      </text:list>
      <text:p text:style-name="P11"/>
      <text:p text:style-name="P1"><text:span text:style-name="T5"><text:tab/><text:tab/>b. </text:span><text:span text:style-name="T18">(p → q) → (q → p)</text:span></text:p>
      <text:p text:style-name="P11"/>
      <table:table table:name="Ta" table:style-name="Ta">
        <table:table-column table:style-name="Ta.A" table:number-columns-repeated="2"/>
        <table:table-column table:style-name="Ta.C"/>
        <table:table-column table:style-name="Ta.D"/>
        <table:table-column table:style-name="Ta.E"/>
        <table:table-row table:style-name="Ta.1">
          <table:table-cell table:style-name="Ta.A1" office:value-type="string">
            <text:p text:style-name="P21">p</text:p>
          </table:table-cell>
          <table:table-cell table:style-name="Ta.A1" office:value-type="string">
            <text:p text:style-name="P21">q</text:p>
          </table:table-cell>
          <table:table-cell table:style-name="Ta.A1" office:value-type="string">
            <text:p text:style-name="P3">(p → q)</text:p>
          </table:table-cell>
          <table:table-cell table:style-name="Ta.A1" office:value-type="string">
            <text:p text:style-name="P3">(q → p)</text:p>
          </table:table-cell>
          <table:table-cell table:style-name="Ta.E1" office:value-type="string">
            <text:p text:style-name="P2">(p → q) → (q → p)</text:p>
          </table:table-cell>
        </table:table-row>
        <table:table-row table:style-name="TableLine2560214797632">
          <table:table-cell table:style-name="Ta.A2" office:value-type="string">
            <text:p text:style-name="P20">T</text:p>
          </table:table-cell>
          <table:table-cell table:style-name="Ta.A2" office:value-type="string">
            <text:p text:style-name="P20">T</text:p>
          </table:table-cell>
          <table:table-cell table:style-name="Ta.A2" office:value-type="string">
            <text:p text:style-name="P20">T</text:p>
          </table:table-cell>
          <table:table-cell table:style-name="Ta.A2" office:value-type="string">
            <text:p text:style-name="P20">T</text:p>
          </table:table-cell>
          <table:table-cell table:style-name="Ta.E2" office:value-type="string">
            <text:p text:style-name="P24">T</text:p>
          </table:table-cell>
        </table:table-row>
        <table:table-row table:style-name="TableLine2560214796544">
          <table:table-cell table:style-name="Ta.A2" office:value-type="string">
            <text:p text:style-name="P20">T</text:p>
          </table:table-cell>
          <table:table-cell table:style-name="Ta.A2" office:value-type="string">
            <text:p text:style-name="P20">F</text:p>
          </table:table-cell>
          <table:table-cell table:style-name="Ta.A2" office:value-type="string">
            <text:p text:style-name="P20">F</text:p>
          </table:table-cell>
          <table:table-cell table:style-name="Ta.A2" office:value-type="string">
            <text:p text:style-name="P20">T</text:p>
          </table:table-cell>
          <table:table-cell table:style-name="Ta.E2" office:value-type="string">
            <text:p text:style-name="P24">T</text:p>
          </table:table-cell>
        </table:table-row>
        <table:table-row table:style-name="TableLine2560214797360">
          <table:table-cell table:style-name="Ta.A2" office:value-type="string">
            <text:p text:style-name="P20">F</text:p>
          </table:table-cell>
          <table:table-cell table:style-name="Ta.A2" office:value-type="string">
            <text:p text:style-name="P20">T</text:p>
          </table:table-cell>
          <table:table-cell table:style-name="Ta.A2" office:value-type="string">
            <text:p text:style-name="P20">T</text:p>
          </table:table-cell>
          <table:table-cell table:style-name="Ta.A2" office:value-type="string">
            <text:p text:style-name="P20">F</text:p>
          </table:table-cell>
          <table:table-cell table:style-name="Ta.E2" office:value-type="string">
            <text:p text:style-name="P24">F</text:p>
          </table:table-cell>
        </table:table-row>
        <table:table-row table:style-name="TableLine2560214807696">
          <table:table-cell table:style-name="Ta.A2" office:value-type="string">
            <text:p text:style-name="P20">F</text:p>
          </table:table-cell>
          <table:table-cell table:style-name="Ta.A2" office:value-type="string">
            <text:p text:style-name="P20">F</text:p>
          </table:table-cell>
          <table:table-cell table:style-name="Ta.A2" office:value-type="string">
            <text:p text:style-name="P20">T</text:p>
          </table:table-cell>
          <table:table-cell table:style-name="Ta.A2" office:value-type="string">
            <text:p text:style-name="P20">T</text:p>
          </table:table-cell>
          <table:table-cell table:style-name="Ta.E2" office:value-type="string">
            <text:p text:style-name="P24">T</text:p>
          </table:table-cell>
        </table:table-row>
      </table:table>
      <text:p text:style-name="P11"/>
      <text:p text:style-name="P11"/>
      <text:p text:style-name="P1"><text:span text:style-name="T5"><text:tab/><text:tab/>d. <text:s/></text:span><text:span text:style-name="T18">(p ↔ q) ⊕ (p ↔ ¬q)</text:span></text:p>
      <text:p text:style-name="P7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2560214798448">
          <table:table-cell table:style-name="Table3.A1" office:value-type="string">
            <text:p text:style-name="P21">p</text:p>
          </table:table-cell>
          <table:table-cell table:style-name="Table3.A1" office:value-type="string">
            <text:p text:style-name="P21">q</text:p>
          </table:table-cell>
          <table:table-cell table:style-name="Table3.A1" office:value-type="string">
            <text:p text:style-name="P3">¬q</text:p>
          </table:table-cell>
          <table:table-cell table:style-name="Table3.A1" office:value-type="string">
            <text:p text:style-name="P3">(p ↔ q) </text:p>
          </table:table-cell>
          <table:table-cell table:style-name="Table3.A1" office:value-type="string">
            <text:p text:style-name="P3">(p ↔ ¬q)</text:p>
          </table:table-cell>
          <table:table-cell table:style-name="Table3.F1" office:value-type="string">
            <text:p text:style-name="P2">(p ↔ q) ⊕ (p ↔ ¬q)</text:p>
          </table:table-cell>
        </table:table-row>
        <table:table-row table:style-name="TableLine2560214806608">
          <table:table-cell table:style-name="Table3.A2" office:value-type="string">
            <text:p text:style-name="P20">T</text:p>
          </table:table-cell>
          <table:table-cell table:style-name="Table3.A2" office:value-type="string">
            <text:p text:style-name="P20">T</text:p>
          </table:table-cell>
          <table:table-cell table:style-name="Table3.A2" office:value-type="string">
            <text:p text:style-name="P20">F</text:p>
          </table:table-cell>
          <table:table-cell table:style-name="Table3.A2" office:value-type="string">
            <text:p text:style-name="P20">T</text:p>
          </table:table-cell>
          <table:table-cell table:style-name="Table3.A2" office:value-type="string">
            <text:p text:style-name="P20">F</text:p>
          </table:table-cell>
          <table:table-cell table:style-name="Table3.F2" office:value-type="string">
            <text:p text:style-name="P24">T</text:p>
          </table:table-cell>
        </table:table-row>
        <table:table-row table:style-name="TableLine2560214801168">
          <table:table-cell table:style-name="Table3.A2" office:value-type="string">
            <text:p text:style-name="P20">T</text:p>
          </table:table-cell>
          <table:table-cell table:style-name="Table3.A2" office:value-type="string">
            <text:p text:style-name="P20">F</text:p>
          </table:table-cell>
          <table:table-cell table:style-name="Table3.A2" office:value-type="string">
            <text:p text:style-name="P20">T</text:p>
          </table:table-cell>
          <table:table-cell table:style-name="Table3.A2" office:value-type="string">
            <text:p text:style-name="P20">F</text:p>
          </table:table-cell>
          <table:table-cell table:style-name="Table3.A2" office:value-type="string">
            <text:p text:style-name="P20">T</text:p>
          </table:table-cell>
          <table:table-cell table:style-name="Table3.F2" office:value-type="string">
            <text:p text:style-name="P24">T</text:p>
          </table:table-cell>
        </table:table-row>
        <table:table-row table:style-name="Table3.4">
          <table:table-cell table:style-name="Table3.A2" office:value-type="string">
            <text:p text:style-name="P20">F</text:p>
          </table:table-cell>
          <table:table-cell table:style-name="Table3.A2" office:value-type="string">
            <text:p text:style-name="P20">T</text:p>
          </table:table-cell>
          <table:table-cell table:style-name="Table3.A2" office:value-type="string">
            <text:p text:style-name="P20">F</text:p>
          </table:table-cell>
          <table:table-cell table:style-name="Table3.A2" office:value-type="string">
            <text:p text:style-name="P20">F</text:p>
          </table:table-cell>
          <table:table-cell table:style-name="Table3.A2" office:value-type="string">
            <text:p text:style-name="P20">T</text:p>
          </table:table-cell>
          <table:table-cell table:style-name="Table3.F2" office:value-type="string">
            <text:p text:style-name="P24">T</text:p>
          </table:table-cell>
        </table:table-row>
        <table:table-row table:style-name="TableLine2560214801440">
          <table:table-cell table:style-name="Table3.A2" office:value-type="string">
            <text:p text:style-name="P20">F</text:p>
          </table:table-cell>
          <table:table-cell table:style-name="Table3.A2" office:value-type="string">
            <text:p text:style-name="P20">F</text:p>
          </table:table-cell>
          <table:table-cell table:style-name="Table3.A2" office:value-type="string">
            <text:p text:style-name="P20">T</text:p>
          </table:table-cell>
          <table:table-cell table:style-name="Table3.A2" office:value-type="string">
            <text:p text:style-name="P20">T</text:p>
          </table:table-cell>
          <table:table-cell table:style-name="Table3.A2" office:value-type="string">
            <text:p text:style-name="P20">F</text:p>
          </table:table-cell>
          <table:table-cell table:style-name="Table3.F2" office:value-type="string">
            <text:p text:style-name="P24">T</text:p>
          </table:table-cell>
        </table:table-row>
      </table:table>
      <text:p text:style-name="P11"><text:soft-page-break/>Question 5:</text:p>
      <text:p text:style-name="P11"/>
      <text:p text:style-name="P11"><text:tab/>1. Exercise 1.2.7, sections b, c</text:p>
      <text:p text:style-name="P4"><text:span text:style-name="T8"><text:tab/><text:tab/>b. </text:span><text:span text:style-name="T6">(B ∧ <text:s/>D) v ( B ∧ M ) v ( D ∧ <text:s/>M )</text:span></text:p>
      <text:p text:style-name="P11"/>
      <text:p text:style-name="P1"><text:span text:style-name="T5"><text:tab/><text:tab/>c. </text:span><text:span text:style-name="T4">B v ( D </text:span><text:span text:style-name="T3">∧ <text:s/></text:span><text:span text:style-name="T4">M)</text:span></text:p>
      <text:p text:style-name="P11"/>
      <text:p text:style-name="P11"><text:tab/>2. Exercise 1.3.7, sections b–e</text:p>
      <text:p text:style-name="P6"><text:span text:style-name="T8"><text:tab/><text:tab/>b.</text:span><text:span text:style-name="T6"> </text:span><text:span text:style-name="T11">(s </text:span><text:span text:style-name="T6">∨ </text:span><text:span text:style-name="T11"><text:s/>y) → </text:span><text:span text:style-name="T12">p</text:span></text:p>
      <text:p text:style-name="P9"><text:span text:style-name="T18"><text:tab/><text:tab/>c. </text:span><text:span text:style-name="T11">p → y</text:span></text:p>
      <text:p text:style-name="P9"><text:span text:style-name="T18"><text:tab/><text:tab/>d. </text:span><text:span text:style-name="T11">p ↔ ( s ∧ <text:s/>y )</text:span></text:p>
      <text:p text:style-name="P9"><text:span text:style-name="T18"><text:tab/><text:tab/>e. </text:span><text:span text:style-name="T11">p → ( s ∨ <text:s/>y)</text:span></text:p>
      <text:p text:style-name="P11"><text:tab/></text:p>
      <text:p text:style-name="P11"><text:tab/>3. Exercise 1.3.9, sections c, d</text:p>
      <text:p text:style-name="P9"><text:span text:style-name="T18"><text:tab/><text:tab/>c. </text:span><text:span text:style-name="T11">c → p</text:span></text:p>
      <text:p text:style-name="P9"><text:span text:style-name="T18"><text:tab/><text:tab/>d. </text:span><text:span text:style-name="T11">c → p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Question 6: </text:p>
      <text:p text:style-name="P9"/>
      <text:p text:style-name="P11"><text:tab/>1. Exercise 1.3.6, sections b-d</text:p>
      <text:p text:style-name="P9"><text:span text:style-name="T18"><text:tab/><text:tab/>b. </text:span><text:span text:style-name="T11">If Joe is </text:span><text:span text:style-name="T13">eligible for the</text:span><text:span text:style-name="T11"> honors program then Joe maintains a B average.</text:span></text:p>
      <text:p text:style-name="P9"><text:span text:style-name="T18"><text:tab/><text:tab/>c. </text:span><text:span text:style-name="T11">If Rajiv can go on the roller coaster then he is at least four feet tall.</text:span></text:p>
      <text:p text:style-name="P9"><text:span text:style-name="T18"><text:tab/><text:tab/>d. </text:span><text:span text:style-name="T11">If he is at least four feet tall then Rajiv can go on the roller coaster.</text:span></text:p>
      <text:p text:style-name="P11"/>
      <text:p text:style-name="P11"><text:tab/>2. Exercise 1.3.10, sections c–f </text:p>
      <text:p text:style-name="P11"><text:tab/> <text:tab/>p = true, q = false, r = unknown</text:p>
      <text:p text:style-name="P11"/>
      <text:p text:style-name="P1"><text:span text:style-name="T5"><text:tab/>c. </text:span><text:span text:style-name="T18">(p ∨ r) ↔ (q ∧ r) </text:span><text:span text:style-name="T5">= </text:span><text:span text:style-name="T4">False,</text:span><text:span text:style-name="T5"> (p ∨ r) is true, since p is true. (q ∧ r) is false since q is <text:tab/><text:tab/>false. (p ∨ r) ↔ (q ∧ r) is false since both sides do not have the same truth <text:tab/><text:tab/><text:tab/>values.</text:span></text:p>
      <text:p text:style-name="P11"/>
      <text:p text:style-name="P1"><text:span text:style-name="T5"><text:tab/>d. (p ∧ r) ↔ (q ∧ r) = </text:span><text:span text:style-name="T4">Unknown</text:span><text:span text:style-name="T5">, (q ∧ r) is false since q is false, but (p ∧ r) is <text:tab/><text:tab/><text:tab/>unknown since p is true and r is unknown. The entire expression is unknown <text:tab/><text:tab/><text:tab/>since (p ∧ r) is unknown.</text:span></text:p>
      <text:p text:style-name="P11"/>
      <text:p text:style-name="P1"><text:span text:style-name="T5"><text:tab/>e. </text:span><text:span text:style-name="T18">p → (r ∨ q) = </text:span><text:span text:style-name="T11">Unknown</text:span><text:span text:style-name="T18">, since p is true (r ∨ q) must be true for the expression to be <text:tab/><text:tab/>true </text:span><text:span text:style-name="T19">and</text:span><text:span text:style-name="T18"> false for the expression to be false. But (r ∨ q) is unknown since q is false and <text:tab/>r is unknown.</text:span></text:p>
      <text:p text:style-name="P11"/>
      <text:p text:style-name="P1"><text:span text:style-name="T5"><text:tab/>f. </text:span><text:span text:style-name="T18">(p ∧ q) → r = </text:span><text:span text:style-name="T11">True</text:span><text:span text:style-name="T18">, (p ∧ q) is false </text:span><text:span text:style-name="T20">since</text:span><text:span text:style-name="T18"> p is true and q is false. Since </text:span></text:p>
      <text:p text:style-name="P11"><text:tab/>(p ∧ q), the hypothesis is false, the conditional statement is true regardless of <text:tab/><text:tab/><text:tab/>the truth value of the conclusion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Question 7: <text:s/></text:p>
      <text:p text:style-name="P11">Exercise 1.4.5, sections b–d </text:p>
      <text:p text:style-name="P16"><text:tab/><text:tab/>j: Sally got the job. </text:p>
      <text:list xml:id="list1687147351" text:style-name="L3">
        <text:list-header>
          <text:p text:style-name="P31">l: Sally was late for her interview </text:p>
          <text:p text:style-name="P29">r: Sally updated her resume. </text:p>
        </text:list-header>
      </text:list>
      <text:p text:style-name="P11"/>
      <text:p text:style-name="P1"><text:span text:style-name="T5"><text:tab/>b. </text:span><text:span text:style-name="T18">If Sally did not get the job, then she was late for interview or did not update her resume.</text:span></text:p>
      <text:p text:style-name="P7"><text:tab/><text:tab/>= ¬j → (l ∨ ¬r) <text:s/><text:line-break/><text:tab/> <text:s text:c="3"/>If Sally updated her resume and was not late for her interview, then she got the job. </text:p>
      <text:p text:style-name="P7"><text:tab/><text:tab/>= (r ∧ <text:s/>¬l) → j</text:p>
      <text:p text:style-name="P7"/>
      <table:table table:name="Table4" table:style-name="Table4">
        <table:table-column table:style-name="Table4.A" table:number-columns-repeated="2"/>
        <table:table-column table:style-name="Table4.C" table:number-columns-repeated="2"/>
        <table:table-column table:style-name="Table4.A"/>
        <table:table-column table:style-name="Table4.F"/>
        <table:table-column table:style-name="Table4.G"/>
        <table:table-row table:style-name="TableLine2560214803616">
          <table:table-cell table:style-name="Table4.A1" office:value-type="string">
            <text:p text:style-name="P21">j</text:p>
          </table:table-cell>
          <table:table-cell table:style-name="Table4.A1" office:value-type="string">
            <text:p text:style-name="P21">l</text:p>
          </table:table-cell>
          <table:table-cell table:style-name="Table4.A1" office:value-type="string">
            <text:p text:style-name="P21">r</text:p>
          </table:table-cell>
          <table:table-cell table:style-name="Table4.A1" office:value-type="string">
            <text:p text:style-name="P3">(l ∨ ¬r)</text:p>
          </table:table-cell>
          <table:table-cell table:style-name="Table4.A1" office:value-type="string">
            <text:p text:style-name="P3">(r ∧ <text:s/>¬l)</text:p>
          </table:table-cell>
          <table:table-cell table:style-name="Table4.A1" office:value-type="string">
            <text:p text:style-name="P3">¬j → (l ∨ ¬r)</text:p>
          </table:table-cell>
          <table:table-cell table:style-name="Table4.G1" office:value-type="string">
            <text:p text:style-name="P3">(r ∧ <text:s/>¬l) → j</text:p>
          </table:table-cell>
        </table:table-row>
        <table:table-row table:style-name="TableLine2560214801712"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T</text:p>
          </table:table-cell>
          <table:table-cell table:style-name="Table4.G2" office:value-type="string">
            <text:p text:style-name="P20">T</text:p>
          </table:table-cell>
        </table:table-row>
        <table:table-row table:style-name="TableLine2560214794912"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T</text:p>
          </table:table-cell>
          <table:table-cell table:style-name="Table4.G2" office:value-type="string">
            <text:p text:style-name="P20">T</text:p>
          </table:table-cell>
        </table:table-row>
        <table:table-row table:style-name="TableLine2560214793280"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T</text:p>
          </table:table-cell>
          <table:table-cell table:style-name="Table4.G2" office:value-type="string">
            <text:p text:style-name="P20">T</text:p>
          </table:table-cell>
        </table:table-row>
        <table:table-row table:style-name="TableLine2560214779952"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T</text:p>
          </table:table-cell>
          <table:table-cell table:style-name="Table4.G2" office:value-type="string">
            <text:p text:style-name="P20">T</text:p>
          </table:table-cell>
        </table:table-row>
        <table:table-row table:style-name="TableLine2560214790288"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T</text:p>
          </table:table-cell>
          <table:table-cell table:style-name="Table4.G2" office:value-type="string">
            <text:p text:style-name="P20">T</text:p>
          </table:table-cell>
        </table:table-row>
        <table:table-row table:style-name="TableLine2560214776960"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T</text:p>
          </table:table-cell>
          <table:table-cell table:style-name="Table4.G2" office:value-type="string">
            <text:p text:style-name="P20">T</text:p>
          </table:table-cell>
        </table:table-row>
        <table:table-row table:style-name="TableLine2560214781584"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F</text:p>
          </table:table-cell>
          <table:table-cell table:style-name="Table4.G2" office:value-type="string">
            <text:p text:style-name="P20">F</text:p>
          </table:table-cell>
        </table:table-row>
        <table:table-row table:style-name="TableLine2560214791648"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T</text:p>
          </table:table-cell>
          <table:table-cell table:style-name="Table4.A2" office:value-type="string">
            <text:p text:style-name="P20">F</text:p>
          </table:table-cell>
          <table:table-cell table:style-name="Table4.A2" office:value-type="string">
            <text:p text:style-name="P20">T</text:p>
          </table:table-cell>
          <table:table-cell table:style-name="Table4.G2" office:value-type="string">
            <text:p text:style-name="P20">T</text:p>
          </table:table-cell>
        </table:table-row>
      </table:table>
      <text:p text:style-name="P7"/>
      <text:p text:style-name="P1"><text:span text:style-name="T18"><text:tab/><text:tab/></text:span><text:span text:style-name="T11">Logically equivalent</text:span></text:p>
      <text:p text:style-name="P8"/>
      <text:p text:style-name="P11"><text:tab/>c. If Sally got the job then she was not late for her interview.</text:p>
      <text:p text:style-name="P11"><text:tab/><text:tab/>= j → ¬l<text:line-break/><text:tab/> <text:s text:c="3"/>If Sally did not get the job, then she was late for her interview.</text:p>
      <text:p text:style-name="P11"><text:tab/><text:tab/>= ¬j → l</text:p>
      <text:p text:style-name="P11"/>
      <table:table table:name="Table5" table:style-name="Table5">
        <table:table-column table:style-name="Table5.A" table:number-columns-repeated="3"/>
        <table:table-column table:style-name="Table5.D"/>
        <table:table-row table:style-name="TableLine2560214799536">
          <table:table-cell table:style-name="Table5.A1" office:value-type="string">
            <text:p text:style-name="P21">j</text:p>
          </table:table-cell>
          <table:table-cell table:style-name="Table5.A1" office:value-type="string">
            <text:p text:style-name="P21">l</text:p>
          </table:table-cell>
          <table:table-cell table:style-name="Table5.A1" office:value-type="string">
            <text:p text:style-name="P12"><text:s/>j → ¬l</text:p>
          </table:table-cell>
          <table:table-cell table:style-name="Table5.D1" office:value-type="string">
            <text:p text:style-name="P12">¬j → l</text:p>
          </table:table-cell>
        </table:table-row>
        <table:table-row table:style-name="TableLine2560214780496">
          <table:table-cell table:style-name="Table5.A2" office:value-type="string">
            <text:p text:style-name="P20">T</text:p>
          </table:table-cell>
          <table:table-cell table:style-name="Table5.A2" office:value-type="string">
            <text:p text:style-name="P20">T</text:p>
          </table:table-cell>
          <table:table-cell table:style-name="Table5.A2" office:value-type="string">
            <text:p text:style-name="P20">F</text:p>
          </table:table-cell>
          <table:table-cell table:style-name="Table5.D2" office:value-type="string">
            <text:p text:style-name="P20">T</text:p>
          </table:table-cell>
        </table:table-row>
        <table:table-row table:style-name="TableLine2560214786208">
          <table:table-cell table:style-name="Table5.A2" office:value-type="string">
            <text:p text:style-name="P20">T</text:p>
          </table:table-cell>
          <table:table-cell table:style-name="Table5.A2" office:value-type="string">
            <text:p text:style-name="P20">F</text:p>
          </table:table-cell>
          <table:table-cell table:style-name="Table5.A2" office:value-type="string">
            <text:p text:style-name="P20">T</text:p>
          </table:table-cell>
          <table:table-cell table:style-name="Table5.D2" office:value-type="string">
            <text:p text:style-name="P20">T</text:p>
          </table:table-cell>
        </table:table-row>
        <table:table-row table:style-name="TableLine2560214785120">
          <table:table-cell table:style-name="Table5.A2" office:value-type="string">
            <text:p text:style-name="P20">F</text:p>
          </table:table-cell>
          <table:table-cell table:style-name="Table5.A2" office:value-type="string">
            <text:p text:style-name="P20">T</text:p>
          </table:table-cell>
          <table:table-cell table:style-name="Table5.A2" office:value-type="string">
            <text:p text:style-name="P20">T</text:p>
          </table:table-cell>
          <table:table-cell table:style-name="Table5.D2" office:value-type="string">
            <text:p text:style-name="P20">T</text:p>
          </table:table-cell>
        </table:table-row>
        <table:table-row table:style-name="TableLine2560214793824">
          <table:table-cell table:style-name="Table5.A2" office:value-type="string">
            <text:p text:style-name="P20">F</text:p>
          </table:table-cell>
          <table:table-cell table:style-name="Table5.A2" office:value-type="string">
            <text:p text:style-name="P20">F</text:p>
          </table:table-cell>
          <table:table-cell table:style-name="Table5.A2" office:value-type="string">
            <text:p text:style-name="P20">T</text:p>
          </table:table-cell>
          <table:table-cell table:style-name="Table5.D2" office:value-type="string">
            <text:p text:style-name="P20">F</text:p>
          </table:table-cell>
        </table:table-row>
      </table:table>
      <text:p text:style-name="P11"><text:tab/><text:tab/></text:p>
      <text:p text:style-name="P1"><text:span text:style-name="T5"><text:tab/><text:tab/></text:span><text:span text:style-name="T4">Not logically equivalent</text:span></text:p>
      <text:p text:style-name="P10"/>
      <text:p text:style-name="P11"><text:tab/>d. If Sally updated her resume or she was not late for her interview, then she got the <text:tab/><text:tab/><text:tab/>job. = (r ∨ ¬l) → j<text:line-break/><text:tab/> <text:s text:c="3"/>If Sally got the job, then she updated her resume and was not late for her interview.</text:p>
      <text:p text:style-name="P11"><text:tab/><text:tab/>= j → (r ∧ ¬l)</text:p>
      <text:p text:style-name="P11"/>
      <text:p text:style-name="P11"><text:soft-page-break/></text:p>
      <table:table table:name="Table6" table:style-name="Table6">
        <table:table-column table:style-name="Table6.A" table:number-columns-repeated="5"/>
        <table:table-column table:style-name="Table6.F"/>
        <table:table-row table:style-name="TableLine2560214780768">
          <table:table-cell table:style-name="Table6.A1" office:value-type="string">
            <text:p text:style-name="P19">j</text:p>
          </table:table-cell>
          <table:table-cell table:style-name="Table6.A1" office:value-type="string">
            <text:p text:style-name="P19">l</text:p>
          </table:table-cell>
          <table:table-cell table:style-name="Table6.A1" office:value-type="string">
            <text:p text:style-name="P19">r</text:p>
          </table:table-cell>
          <table:table-cell table:style-name="Table6.A1" office:value-type="string">
            <text:p text:style-name="P11">(r ∨ ¬l)</text:p>
          </table:table-cell>
          <table:table-cell table:style-name="Table6.A1" office:value-type="string">
            <text:p text:style-name="P11">(r ∨ ¬l) → j</text:p>
          </table:table-cell>
          <table:table-cell table:style-name="Table6.F1" office:value-type="string">
            <text:p text:style-name="P11">j → (r ∧ ¬l)</text:p>
          </table:table-cell>
        </table:table-row>
        <table:table-row table:style-name="TableLine2560214778320"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T</text:p>
          </table:table-cell>
          <table:table-cell table:style-name="Table6.F2" office:value-type="string">
            <text:p text:style-name="P19">T</text:p>
          </table:table-cell>
        </table:table-row>
        <table:table-row table:style-name="TableLine2560214783760"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F</text:p>
          </table:table-cell>
          <table:table-cell table:style-name="Table6.A2" office:value-type="string">
            <text:p text:style-name="P19">F</text:p>
          </table:table-cell>
          <table:table-cell table:style-name="Table6.A2" office:value-type="string">
            <text:p text:style-name="P19">T</text:p>
          </table:table-cell>
          <table:table-cell table:style-name="Table6.F2" office:value-type="string">
            <text:p text:style-name="P19">F</text:p>
          </table:table-cell>
        </table:table-row>
        <table:table-row table:style-name="TableLine2560214785664"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F</text:p>
          </table:table-cell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T</text:p>
          </table:table-cell>
          <table:table-cell table:style-name="Table6.F2" office:value-type="string">
            <text:p text:style-name="P19">T</text:p>
          </table:table-cell>
        </table:table-row>
        <table:table-row table:style-name="TableLine2560214791376"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F</text:p>
          </table:table-cell>
          <table:table-cell table:style-name="Table6.A2" office:value-type="string">
            <text:p text:style-name="P19">F</text:p>
          </table:table-cell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T</text:p>
          </table:table-cell>
          <table:table-cell table:style-name="Table6.F2" office:value-type="string">
            <text:p text:style-name="P19">T</text:p>
          </table:table-cell>
        </table:table-row>
        <table:table-row table:style-name="TableLine2560214786480">
          <table:table-cell table:style-name="Table6.A2" office:value-type="string">
            <text:p text:style-name="P19">F</text:p>
          </table:table-cell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F</text:p>
          </table:table-cell>
          <table:table-cell table:style-name="Table6.F2" office:value-type="string">
            <text:p text:style-name="P19">F</text:p>
          </table:table-cell>
        </table:table-row>
        <table:table-row table:style-name="TableLine2560214790560">
          <table:table-cell table:style-name="Table6.A2" office:value-type="string">
            <text:p text:style-name="P19">F</text:p>
          </table:table-cell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F</text:p>
          </table:table-cell>
          <table:table-cell table:style-name="Table6.A2" office:value-type="string">
            <text:p text:style-name="P19">F</text:p>
          </table:table-cell>
          <table:table-cell table:style-name="Table6.A2" office:value-type="string">
            <text:p text:style-name="P19">T</text:p>
          </table:table-cell>
          <table:table-cell table:style-name="Table6.F2" office:value-type="string">
            <text:p text:style-name="P19">F</text:p>
          </table:table-cell>
        </table:table-row>
        <table:table-row table:style-name="TableLine2560214791920">
          <table:table-cell table:style-name="Table6.A2" office:value-type="string">
            <text:p text:style-name="P19">F</text:p>
          </table:table-cell>
          <table:table-cell table:style-name="Table6.A2" office:value-type="string">
            <text:p text:style-name="P19">F</text:p>
          </table:table-cell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F</text:p>
          </table:table-cell>
          <table:table-cell table:style-name="Table6.F2" office:value-type="string">
            <text:p text:style-name="P19">F</text:p>
          </table:table-cell>
        </table:table-row>
        <table:table-row table:style-name="TableLine2560214786752">
          <table:table-cell table:style-name="Table6.A2" office:value-type="string">
            <text:p text:style-name="P19">F</text:p>
          </table:table-cell>
          <table:table-cell table:style-name="Table6.A2" office:value-type="string">
            <text:p text:style-name="P19">F</text:p>
          </table:table-cell>
          <table:table-cell table:style-name="Table6.A2" office:value-type="string">
            <text:p text:style-name="P19">F</text:p>
          </table:table-cell>
          <table:table-cell table:style-name="Table6.A2" office:value-type="string">
            <text:p text:style-name="P19">T</text:p>
          </table:table-cell>
          <table:table-cell table:style-name="Table6.A2" office:value-type="string">
            <text:p text:style-name="P19">F</text:p>
          </table:table-cell>
          <table:table-cell table:style-name="Table6.F2" office:value-type="string">
            <text:p text:style-name="P19">F</text:p>
          </table:table-cell>
        </table:table-row>
      </table:table>
      <text:p text:style-name="P11"/>
      <text:p text:style-name="P1"><text:span text:style-name="T5"><text:tab/></text:span><text:span text:style-name="T4">Not logically equivalent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9"/>
      <text:p text:style-name="P19"><text:soft-page-break/>Question 8: </text:p>
      <text:p text:style-name="P19"/>
      <text:p text:style-name="P19">1. Exercise 1.5.2, sections c, f, I</text:p>
      <text:p text:style-name="P19"><text:tab/>c.(p → q) ∧ (p → r) ≡ p → (q ∧ r)</text:p>
      <text:p text:style-name="P19"><text:s/><text:tab/><text:tab/>(¬p ∨ q) ∧ (p → r), Conditional Identity</text:p>
      <text:p text:style-name="P19"><text:tab/><text:tab/>(¬p ∨ q) ∧ (¬p∨ r), Conditional Identity</text:p>
      <text:p text:style-name="P19"><text:tab/><text:tab/>¬p ∨ ( q ∧ r ), Distributive Law</text:p>
      <text:p text:style-name="P19"><text:tab/><text:tab/><text:span text:style-name="T11">p → ( q ∧ r )</text:span>, Conditional Identity</text:p>
      <text:p text:style-name="P19"/>
      <text:p text:style-name="P19"><text:tab/>f. ¬(p ∨ (¬p ∧ q)) ≡ ¬p ∧ ¬q</text:p>
      <text:p text:style-name="P19"><text:tab/><text:tab/>¬p ∧ ¬(¬p ∧ q), DeMorgan's Law</text:p>
      <text:p text:style-name="P19"><text:tab/><text:tab/>¬p ∧(¬¬p ∨ ¬q), DeMorgan's Law</text:p>
      <text:p text:style-name="P19"><text:tab/><text:tab/>¬p ∧ (p ∨ ¬q), Double Negation Law</text:p>
      <text:p text:style-name="P19"><text:tab/><text:tab/>(¬p ∧ <text:s/>p) ∨ <text:s/>(¬p ∧ ¬q), Distributive Law</text:p>
      <text:p text:style-name="P19"><text:tab/><text:tab/><text:tab/>F ∨ <text:s/>(¬p ∧ ¬q), Complement Law</text:p>
      <text:p text:style-name="P19"><text:tab/><text:tab/><text:tab/><text:span text:style-name="T11">¬p ∧ ¬q</text:span>, Domination Law</text:p>
      <text:p text:style-name="P19"/>
      <text:p text:style-name="P19"><text:tab/>i. (p ∧ q) → r ≡ (p ∧ ¬r) → ¬q</text:p>
      <text:p text:style-name="P19"><text:tab/><text:tab/>¬(p ∧ q) ∨ <text:s/>r, Conditional Identity</text:p>
      <text:p text:style-name="P19"><text:tab/><text:tab/>(¬p ∨ ¬q) ∨ <text:s/>r, DeMorgan's law</text:p>
      <text:p text:style-name="P19"><text:tab/><text:tab/>¬q ∨ (¬p ∨ r), Associative Law</text:p>
      <text:p text:style-name="P19"><text:tab/><text:tab/>(¬p ∨ r) ∨ ¬q, Commutative Law</text:p>
      <text:p text:style-name="P19"><text:tab/> <text:s text:c="4"/>¬(¬p ∨ r) <text:s/>→ ¬q, Conditional Identity</text:p>
      <text:p text:style-name="P19"><text:tab/><text:tab/>(¬¬p ∨ ¬r) → ¬q, DeMorgan's Law</text:p>
      <text:p text:style-name="P19"><text:tab/><text:tab/><text:span text:style-name="T11">(p ∨ ¬r) → ¬q</text:span>, Double Negation Law</text:p>
      <text:p text:style-name="P19"><text:tab/><text:tab/></text:p>
      <text:p text:style-name="P19"/>
      <text:p text:style-name="P19">2. Exercise 1.5.3, sections c, d </text:p>
      <text:p text:style-name="P19"/>
      <text:p text:style-name="P19"><text:tab/>c. ¬r ∨ (¬r → p)</text:p>
      <text:p text:style-name="P19"><text:tab/><text:tab/>¬r ∨ (¬¬r ∨ p), Conditional Identity</text:p>
      <text:p text:style-name="P19"><text:tab/><text:tab/>¬r ∨ ( r ∨ p), Double Negation Law</text:p>
      <text:p text:style-name="P19"><text:tab/><text:tab/>(¬r ∨ <text:s/>r) ∨ p, Associative Law</text:p>
      <text:p text:style-name="P19"><text:tab/><text:tab/>T ∨ p, Complement Law</text:p>
      <text:p text:style-name="P19"><text:tab/><text:tab/><text:span text:style-name="T11">T </text:span>, Domination Law </text:p>
      <text:p text:style-name="P19"/>
      <text:p text:style-name="P19"><text:tab/>d. ¬(p → q) → ¬q </text:p>
      <text:p text:style-name="P19"><text:tab/><text:tab/>¬¬(p → q) ∨ ¬q , Conditional Identity</text:p>
      <text:p text:style-name="P19"><text:tab/><text:tab/>(p → q) ∨ ¬q, Double Negation Law</text:p>
      <text:p text:style-name="P19"><text:tab/><text:tab/>(¬p ∨ q) ∨ ¬q, Conditional Identity</text:p>
      <text:p text:style-name="P19"><text:tab/><text:tab/>¬p ∨ (q ∨ ¬q), Associative Law</text:p>
      <text:p text:style-name="P19"><text:tab/><text:tab/>¬p ∨ T, Complement Law</text:p>
      <text:p text:style-name="P19"><text:tab/><text:tab/><text:span text:style-name="T11">T </text:span>, Domination Law</text:p>
      <text:p text:style-name="P19"/>
      <text:p text:style-name="P19"><text:tab/></text:p>
      <text:p text:style-name="P19"/>
      <text:p text:style-name="P19"/>
      <text:p text:style-name="P19"/>
      <text:p text:style-name="P19"/>
      <text:p text:style-name="P19"><text:soft-page-break/>Question 9:</text:p>
      <text:p text:style-name="P19"/>
      <text:p text:style-name="P19">1. Exercise 1.6.3, sections c, d</text:p>
      <text:p text:style-name="P19"><text:tab/>c. There is a number that is equal to its square.</text:p>
      <text:p text:style-name="P19"><text:tab/><text:tab/><text:span text:style-name="T11">∃x ( x = x</text:span><text:span text:style-name="T22">2</text:span><text:span text:style-name="T6">)</text:span></text:p>
      <text:p text:style-name="P19"><text:tab/>d. Every number is less than or equal to its square.</text:p>
      <text:p text:style-name="P19"><text:tab/><text:tab/><text:span text:style-name="T11">∀x (x &lt;= x</text:span><text:span text:style-name="T22">2</text:span><text:span text:style-name="T6">)</text:span></text:p>
      <text:p text:style-name="P19"/>
      <text:p text:style-name="P19">2. Exercise 1.7.4, sections b-d </text:p>
      <text:p text:style-name="P19"><text:tab/>b. Everyone was well and went to work yesterday</text:p>
      <text:p text:style-name="P19"><text:tab/><text:tab/><text:span text:style-name="T11">∀x ( ¬S(x) ∧ W(x) )</text:span></text:p>
      <text:p text:style-name="P19"><text:tab/>c. Everyone who was sick yesterday did not go to work.</text:p>
      <text:p text:style-name="P19"><text:tab/><text:tab/><text:span text:style-name="T11">∀x ( S(x) → ¬W(x) )</text:span></text:p>
      <text:p text:style-name="P19"><text:tab/>d. Yesterday someone was sick and went to work. </text:p>
      <text:p text:style-name="P19"><text:tab/><text:tab/><text:span text:style-name="T11">∃x ( S(x) ∧ W(x) )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Question 10:</text:p>
      <text:p text:style-name="P19"/>
      <text:p text:style-name="P19">1.Exercise 1.7.9, sections c-i</text:p>
      <text:p text:style-name="P1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2560214790016">
          <table:table-cell table:style-name="Table7.A1" office:value-type="string">
            <text:p text:style-name="P26"/>
          </table:table-cell>
          <table:table-cell table:style-name="Table7.A1" office:value-type="string">
            <text:p text:style-name="P26">P(x)</text:p>
          </table:table-cell>
          <table:table-cell table:style-name="Table7.A1" office:value-type="string">
            <text:p text:style-name="P26">Q(x)</text:p>
          </table:table-cell>
          <table:table-cell table:style-name="Table7.A1" office:value-type="string">
            <text:p text:style-name="P26">R(x)</text:p>
          </table:table-cell>
        </table:table-row>
        <table:table-row table:style-name="TableLine2560214789744">
          <table:table-cell table:style-name="Table7.A1" office:value-type="string">
            <text:p text:style-name="P26">a</text:p>
          </table:table-cell>
          <table:table-cell table:style-name="Table7.A1" office:value-type="string">
            <text:p text:style-name="P19">T</text:p>
          </table:table-cell>
          <table:table-cell table:style-name="Table7.A1" office:value-type="string">
            <text:p text:style-name="P19">T</text:p>
          </table:table-cell>
          <table:table-cell table:style-name="Table7.A1" office:value-type="string">
            <text:p text:style-name="P19">F</text:p>
          </table:table-cell>
        </table:table-row>
        <table:table-row table:style-name="TableLine2560214783216">
          <table:table-cell table:style-name="Table7.A1" office:value-type="string">
            <text:p text:style-name="P26">b</text:p>
          </table:table-cell>
          <table:table-cell table:style-name="Table7.A1" office:value-type="string">
            <text:p text:style-name="P19">T</text:p>
          </table:table-cell>
          <table:table-cell table:style-name="Table7.A1" office:value-type="string">
            <text:p text:style-name="P19">F</text:p>
          </table:table-cell>
          <table:table-cell table:style-name="Table7.A1" office:value-type="string">
            <text:p text:style-name="P19">F</text:p>
          </table:table-cell>
        </table:table-row>
        <table:table-row table:style-name="TableLine2560214788656">
          <table:table-cell table:style-name="Table7.A1" office:value-type="string">
            <text:p text:style-name="P26">c</text:p>
          </table:table-cell>
          <table:table-cell table:style-name="Table7.A1" office:value-type="string">
            <text:p text:style-name="P19">F</text:p>
          </table:table-cell>
          <table:table-cell table:style-name="Table7.A1" office:value-type="string">
            <text:p text:style-name="P19">T</text:p>
          </table:table-cell>
          <table:table-cell table:style-name="Table7.A1" office:value-type="string">
            <text:p text:style-name="P19">F</text:p>
          </table:table-cell>
        </table:table-row>
        <table:table-row table:style-name="TableLine2560214787296">
          <table:table-cell table:style-name="Table7.A1" office:value-type="string">
            <text:p text:style-name="P26">d</text:p>
          </table:table-cell>
          <table:table-cell table:style-name="Table7.A1" office:value-type="string">
            <text:p text:style-name="P19">T</text:p>
          </table:table-cell>
          <table:table-cell table:style-name="Table7.A1" office:value-type="string">
            <text:p text:style-name="P19">T</text:p>
          </table:table-cell>
          <table:table-cell table:style-name="Table7.A1" office:value-type="string">
            <text:p text:style-name="P19">F</text:p>
          </table:table-cell>
        </table:table-row>
        <table:table-row table:style-name="TableLine2560214778592">
          <table:table-cell table:style-name="Table7.A1" office:value-type="string">
            <text:p text:style-name="P26">e</text:p>
          </table:table-cell>
          <table:table-cell table:style-name="Table7.A1" office:value-type="string">
            <text:p text:style-name="P19">T</text:p>
          </table:table-cell>
          <table:table-cell table:style-name="Table7.A1" office:value-type="string">
            <text:p text:style-name="P19">T</text:p>
          </table:table-cell>
          <table:table-cell table:style-name="Table7.A1" office:value-type="string">
            <text:p text:style-name="P19">T</text:p>
          </table:table-cell>
        </table:table-row>
      </table:table>
      <text:p text:style-name="P1"/>
      <text:p text:style-name="P19"><text:tab/>c. ∃x((x = c) → P(x)) </text:p>
      <text:p text:style-name="P19"><text:tab/><text:tab/><text:span text:style-name="T11">False</text:span>, (x=c), True, but P(c) = False</text:p>
      <text:p text:style-name="P19"><text:tab/>d. ∃x(Q(x) ∧ R(x)) </text:p>
      <text:p text:style-name="P19"><text:tab/><text:tab/><text:span text:style-name="T11">True</text:span>, see row 'e'</text:p>
      <text:p text:style-name="P19"><text:tab/>e. Q(a) ∧ P(d) </text:p>
      <text:p text:style-name="P19"><text:tab/><text:tab/><text:span text:style-name="T11">True</text:span>, Q(a) = True, P(d) = True</text:p>
      <text:p text:style-name="P19"><text:tab/>f. ∀x ((x ≠ b) → Q(x)) </text:p>
      <text:p text:style-name="P19"><text:tab/><text:tab/><text:span text:style-name="T11">True</text:span>, All truth values for Q(x) are true except when x = b</text:p>
      <text:p text:style-name="P19"><text:tab/>g. ∀x (P(x) ∨ R(x)) </text:p>
      <text:p text:style-name="P19"><text:tab/><text:tab/><text:span text:style-name="T11">False</text:span>, Counterexample see row 'c', truth values for P(x) and R(x) are <text:tab/><text:tab/><text:tab/>both False</text:p>
      <text:p text:style-name="P19"><text:tab/>h. ∀x (R(x) → P(x)) </text:p>
      <text:p text:style-name="P19"><text:tab/><text:tab/><text:span text:style-name="T11">True</text:span>, all values of R(x) are false except for row 'e', and P(x) has a True <text:s/><text:tab/><text:tab/>value for row e.</text:p>
      <text:p text:style-name="P19"><text:tab/>I. ∃x(Q(x) ∨ R(x)) </text:p>
      <text:p text:style-name="P19"><text:tab/><text:tab/><text:span text:style-name="T11">True</text:span>, see row 'a', 'c', 'd', 'e'</text:p>
      <text:p text:style-name="P19"/>
      <text:p text:style-name="P19">2.Exercise 1.9.2, sections b-i </text:p>
      <text:p text:style-name="P19"><text:tab/>b. ∃x ∀y Q(x, y) </text:p>
      <text:p text:style-name="P19"><text:tab/><text:tab/><text:span text:style-name="T11">True</text:span>, Q(2, y) all have True values</text:p>
      <text:p text:style-name="P19"><text:tab/>c. ∃x ∀y P(y, x)</text:p>
      <text:p text:style-name="P19"><text:tab/><text:tab/><text:span text:style-name="T11">True</text:span>, P(1, x) all have True values</text:p>
      <text:p text:style-name="P19"><text:tab/>d. ∃x ∃y S(x, y) </text:p>
      <text:p text:style-name="P19"><text:tab/><text:tab/><text:span text:style-name="T11">False</text:span>, all values in the S(x,y) predicate are false.</text:p>
      <text:p text:style-name="P19"><text:tab/>e. ∀x ∃y Q(x, y)</text:p>
      <text:p text:style-name="P19"><text:tab/><text:tab/><text:span text:style-name="T11">False</text:span>, Q(1, y) all have False values</text:p>
      <text:p text:style-name="P19"><text:tab/>f. ∀x ∃y P(x, y)</text:p>
      <text:p text:style-name="P19"><text:tab/><text:tab/><text:span text:style-name="T11">True</text:span>, for all x values there exists a y that is True, example: P(1,1), P(2,1), P(3,1)</text:p>
      <text:p text:style-name="P19"><text:tab/>g. ∀x ∀y P(x, y) </text:p>
      <text:p text:style-name="P19"><text:tab/><text:tab/><text:span text:style-name="T11">False</text:span>, counterexample P(1,2) = False</text:p>
      <text:p text:style-name="P19"><text:tab/>h. ∃x ∃y Q(x, y) </text:p>
      <text:p text:style-name="P19"><text:tab/><text:tab/><text:span text:style-name="T11">True</text:span>, example: Q(2,1) </text:p>
      <text:p text:style-name="P19"><text:tab/>i.∀x ∀y ¬S(x, y) </text:p>
      <text:p text:style-name="P19"><text:tab/><text:tab/><text:span text:style-name="T11">True</text:span>, the entire S(x,y) predicate is false, ¬S(x, y) is True</text:p>
      <text:p text:style-name="P19"/>
      <text:p text:style-name="P19"/>
      <text:p text:style-name="P19"><text:soft-page-break/>Question 11:</text:p>
      <text:p text:style-name="P19"/>
      <text:p text:style-name="P19">1.Exercise 1.10.4, sections c-g</text:p>
      <text:p text:style-name="P19"><text:tab/>c. There are two numbers whose sum is equal to their product.</text:p>
      <text:p text:style-name="P19"><text:tab/><text:tab/><text:span text:style-name="T11">∃x ∃y (x + y = xy)</text:span></text:p>
      <text:p text:style-name="P19"><text:tab/>d. The ratio of every two positive numbers is also positive.</text:p>
      <text:p text:style-name="P19"><text:tab/><text:tab/><text:span text:style-name="T11">∀ x ∀ y ( (x &gt; 0 ∧ y &gt; 0) → <text:s/>( (x/y &gt; 0) ∧ (y/x &gt; 0) ) )</text:span></text:p>
      <text:p text:style-name="P19"><text:tab/>e. The reciprocal of every positive number less than one is greater than one.</text:p>
      <text:p text:style-name="P19"><text:tab/><text:tab/><text:span text:style-name="T11">∀x ( (x &lt; 1) → ( 1/x &gt; 1 ) )</text:span></text:p>
      <text:p text:style-name="P19"><text:tab/>f. There is no smallest number. </text:p>
      <text:p text:style-name="P19"><text:tab/><text:tab/><text:bookmark text:name="MJXc-Node-437"/><text:bookmark text:name="MJXc-Node-436"/><text:bookmark text:name="MJXc-Node-435"/><text:bookmark text:name="MathJax-Element-89-Frame"/><text:span text:style-name="T11">¬</text:span><text:bookmark text:name="MJXc-Node-438"/><text:span text:style-name="T11">∃</text:span><text:bookmark text:name="MJXc-Node-439"/><text:span text:style-name="T11">x</text:span><text:bookmark text:name="MJXc-Node-440"/><text:span text:style-name="T11">∀</text:span><text:bookmark text:name="MJXc-Node-441"/><text:span text:style-name="T11">y</text:span><text:bookmark text:name="MJXc-Node-442"/><text:span text:style-name="T11">(</text:span><text:bookmark text:name="MJXc-Node-443"/><text:span text:style-name="T11">x</text:span><text:bookmark text:name="MJXc-Node-445"/><text:span text:style-name="T11">&lt;=y</text:span><text:bookmark text:name="MJXc-Node-446"/><text:span text:style-name="T11">) </text:span></text:p>
      <text:p text:style-name="P19"><text:tab/>g. Every number besides 0 has a multiplicative inverse.</text:p>
      <text:p text:style-name="P19"><text:tab/><text:tab/><text:span text:style-name="T11">∀x ( (x ≠ 0) → ( x * (1/x) = 1) )</text:span></text:p>
      <text:p text:style-name="P19"><text:tab/><text:tab/><text:tab/></text:p>
      <text:p text:style-name="P19"/>
      <text:p text:style-name="P19">2.Exercise 1.10.7, sections c-f</text:p>
      <text:p text:style-name="P19"><text:tab/>c. There is at least one new employee who missed the deadline. <text:tab/></text:p>
      <text:p text:style-name="P19"><text:tab/><text:tab/><text:span text:style-name="T11">∃x (N(x) ∧ D(x))</text:span></text:p>
      <text:p text:style-name="P19"><text:tab/>d. Sam knows the phone number of everyone who missed the deadline. </text:p>
      <text:p text:style-name="P19"><text:tab/><text:tab/><text:span text:style-name="T11">∀y (P(Sam, y) ∧ D(y))</text:span></text:p>
      <text:p text:style-name="P19"><text:tab/>e. There is a new employee who knows everyone's phone number. </text:p>
      <text:p text:style-name="P19"><text:tab/><text:tab/><text:span text:style-name="T11">∃x∀y (N(x) ∧ P(x, y))</text:span></text:p>
      <text:p text:style-name="P19"><text:tab/>f. Exactly one new employee missed the deadline. </text:p>
      <text:p text:style-name="P19"><text:tab/><text:tab/><text:span text:style-name="T11">∃x [N(x) ∧ D(x)] ∧ ∀</text:span><text:bookmark text:name="MJXc-Node-4411"/><text:span text:style-name="T11">y [(x ≠ y) → (D(y) ∧ ¬N(y)) ∨ <text:s/>(¬D(y) ∧ N(x))]</text:span></text:p>
      <text:p text:style-name="P19"><text:tab/></text:p>
      <text:p text:style-name="P19"/>
      <text:p text:style-name="P19">3.Exercise 1.10.10, sections c–f </text:p>
      <text:p text:style-name="P19"><text:tab/>c. Every student has taken at least one class besides Math 101.</text:p>
      <text:p text:style-name="P19"><text:tab/><text:tab/><text:span text:style-name="T11">∀x ∃y <text:s/>T(x, y ≠ Math 101) </text:span></text:p>
      <text:p text:style-name="P19"><text:tab/>d. There is a student who has taken every math class besides Math 101. </text:p>
      <text:p text:style-name="P19"><text:tab/><text:tab/><text:span text:style-name="T11">∃x ∀y T(x, y ≠ Math 101) </text:span></text:p>
      <text:p text:style-name="P19"><text:tab/>e. Everyone besides Sam has taken at least two different math classes. </text:p>
      <text:p text:style-name="P19"><text:tab/><text:tab/><text:span text:style-name="T11">∀x ∃y ∃z T(x ≠ Sam, y ≠ z) ∧ T(x ≠ Sam, z ≠ y)</text:span></text:p>
      <text:p text:style-name="P19"><text:tab/>f. Sam has taken exactly two math classes.</text:p>
      <text:p text:style-name="P19"><text:tab/><text:tab/>[<text:span text:style-name="T11">∃x ∃y T(Sam, x) ∧ T(Sam, y)] ∧ [∀</text:span><text:bookmark text:name="MJXc-Node-44111"/><text:span text:style-name="T11">z <text:s/>(z ≠ x) ∧ (z ≠ y) ∧ ¬T(Sam, z)]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><text:soft-page-break/>Question 12:</text:p>
      <text:p text:style-name="P19">1.Exercise 1.8.2, sections b-e</text:p>
      <text:p text:style-name="P19"><text:tab/>b. Every patient was given the medication or the placebo or both. </text:p>
      <text:p text:style-name="P19"><text:tab/><text:tab/><text:tab/>∀x (P<text:span text:style-name="T18">(x) ∨ D(x) ) </text:span></text:p>
      <text:p text:style-name="P25"><text:tab/><text:tab/>Negation: ¬∀x (P(x) ∨ D(x) ) </text:p>
      <text:p text:style-name="P25"><text:tab/><text:tab/>DeMorgan's Law: ∃x ¬(P(x) ∨ D(x)) </text:p>
      <text:p text:style-name="P25"><text:tab/><text:tab/>DeMorgan's Law: ∃x <text:s/>¬P(x) ∧ <text:s/>¬D(x) </text:p>
      <text:p text:style-name="P19"><text:span text:style-name="T18"><text:tab/><text:tab/></text:span><text:span text:style-name="T11">English: There exists a patient that did not get the placebo and did not get the <text:tab/><text:tab/><text:tab/>medication</text:span></text:p>
      <text:p text:style-name="P23"/>
      <text:p text:style-name="P25"><text:tab/>c. There is a patient who took the medication and had migraines.</text:p>
      <text:p text:style-name="P25"><text:tab/><text:tab/><text:tab/>∃x (D(x) ∧ M(x))</text:p>
      <text:p text:style-name="P25"><text:tab/><text:tab/>Negation: ¬∃x (D(x) ∧ M(x))</text:p>
      <text:p text:style-name="P25"><text:tab/><text:tab/>DeMorgan's Law: ∀x ¬ (D(x) ∧ M(x))</text:p>
      <text:p text:style-name="P25"><text:tab/><text:tab/>DeMorgan's Law: ∀x ¬D(x) ∨ ¬M(x)</text:p>
      <text:p text:style-name="P19"><text:span text:style-name="T18"><text:tab/><text:tab/></text:span><text:span text:style-name="T11">English: Every patient was not given the medication or did not have migraines or <text:tab/><text:tab/>both</text:span></text:p>
      <text:p text:style-name="P25"><text:tab/></text:p>
      <text:p text:style-name="P25"><text:tab/>d. <text:s/>Every patient who took the placebo had migraines. (Hint: you will need to apply the conditional identity, p → q ≡ ¬p ∨ q.) </text:p>
      <text:p text:style-name="P25"><text:tab/><text:tab/><text:tab/>∀x (P(x) → M(x))</text:p>
      <text:p text:style-name="P25"><text:tab/><text:tab/>Negation: ¬∀x (P(x) → M(x))</text:p>
      <text:p text:style-name="P25"><text:tab/><text:tab/>DeMorgan's Law: ∃x ¬(P(x) → M(x))</text:p>
      <text:p text:style-name="P25"><text:tab/><text:tab/>Conditional Identity: ∃x ¬(¬P(x) ∨ M(x))</text:p>
      <text:p text:style-name="P25"><text:tab/><text:tab/>DeMorgan's Law: ∃x (¬¬P(x) ∧ ¬M(x))</text:p>
      <text:p text:style-name="P25"><text:tab/><text:tab/>Double Negation Law: <text:s/>∃x (P(x) ∧ ¬M(x))</text:p>
      <text:p text:style-name="P19"><text:span text:style-name="T18"><text:tab/><text:tab/></text:span><text:span text:style-name="T11">English: There exists a patient that was given a placebo and did not have migraines.</text:span></text:p>
      <text:p text:style-name="P25"/>
      <text:p text:style-name="P19"><text:tab/>e. There is a patient who had migraines and was given the placebo.</text:p>
      <text:p text:style-name="P19"><text:tab/><text:tab/><text:tab/><text:span text:style-name="T18">∃x (M(x) ∧ P(x))</text:span></text:p>
      <text:p text:style-name="P25"><text:tab/><text:tab/>Negation: ¬∃x (M(x) ∧ P(x))</text:p>
      <text:p text:style-name="P25"><text:tab/><text:tab/>DeMorgan's Law: ∀x (¬M(x) ∨ ¬P(x))</text:p>
      <text:p text:style-name="P19"><text:span text:style-name="T18"><text:tab/><text:tab/></text:span><text:span text:style-name="T11">English: Every patient did not have a migraine and was not given a placebo.</text:span></text:p>
      <text:p text:style-name="P19"/>
      <text:p text:style-name="P19">2.Exercise 1.9.4, sections c-e </text:p>
      <text:p text:style-name="P19"><text:tab/>c. ∃x ∀y (P(x, y) → Q(x, y))</text:p>
      <text:p text:style-name="P19"><text:tab/><text:tab/><text:span text:style-name="T18">¬∃x ∀y (P(x, y) → Q(x, y)), Negation</text:span></text:p>
      <text:p text:style-name="P25"><text:tab/><text:tab/>∀x ∃y ¬(P(x, y) → Q(x, y)), DeMorgan's Law</text:p>
      <text:p text:style-name="P25"><text:tab/><text:tab/>∀x ∃y ¬(¬P(x,y) ∨ Q(x, y)), Conditional Identity</text:p>
      <text:p text:style-name="P25"><text:tab/><text:tab/>∀x ∃y (¬¬P(x,y) ∧ <text:s/>¬Q(x, y)), DeMorgan's Law</text:p>
      <text:p text:style-name="P19"><text:span text:style-name="T18"><text:tab/><text:tab/></text:span><text:span text:style-name="T11">∀x ∃y (P(x,y) ∧ <text:s/>¬Q(x, y))</text:span><text:span text:style-name="T18">, Double Negation Law</text:span></text:p>
      <text:p text:style-name="P25"><text:tab/>d. ∃x ∀y (P(x, y) ↔ P(y, x))</text:p>
      <text:p text:style-name="P25"><text:tab/><text:tab/>¬∃x ∀y (P(x, y) ↔ P(y, x)), Negation</text:p>
      <text:p text:style-name="P25"><text:tab/><text:tab/>∀x ∃y ¬(P(x, y) ↔ P(y, x)), DeMorgan's Law</text:p>
      <text:p text:style-name="P25"><text:tab/><text:tab/>∀x ∃y ¬ [ (P(x, y) → P(y, x)) ∧ (P(y, x) → P(x, y))], Conditional Identity</text:p>
      <text:p text:style-name="P25"><text:tab/><text:tab/>∀x ∃y ¬ [ (¬P(x,y) ∨ P(y,x)) ∧ (¬P(y,x) ∨ P(x,y)) ], Conditional Identity</text:p>
      <text:p text:style-name="P25"><text:tab/><text:tab/>∀x ∃y [ ¬(¬P(x,y) ∨ P(y,x)) ∨ ¬(¬P(y,x) ∨ P(x,y))], DeMorgan's Law</text:p>
      <text:p text:style-name="P19"><text:span text:style-name="T18"><text:tab/><text:tab/></text:span><text:span text:style-name="T11">∀x ∃y <text:s/>(¬¬P(x,y) ∧ ¬P(y,x)) ∨ (¬¬P(y,x) ∧ ¬P(x,y))</text:span><text:span text:style-name="T18">, DeMorgan's Law</text:span></text:p>
      <text:p text:style-name="P25"><text:soft-page-break/><text:tab/><text:tab/>∀x ∃y (P(x,y) ∧ ¬P(y,x)) ∨ (P(y,x) ∧ ¬P(x,y)), Double Negation Law</text:p>
      <text:p text:style-name="P25"><text:tab/></text:p>
      <text:p text:style-name="Table_20_Contents"><text:span text:style-name="T14"><text:tab/>e. </text:span><text:span text:style-name="T18">∃x ∃y P(x, y) ∧ ∀x ∀y Q(x, y)</text:span></text:p>
      <text:p text:style-name="P25"><text:tab/><text:tab/>¬(∃x ∃y P(x, y) ∧ ∀x ∀y Q(x, y)) Negation</text:p>
      <text:p text:style-name="P25"><text:tab/><text:tab/>(¬∃x ∃y P(x, y)) ∨ (¬∀x ∀y Q(x, y)), DeMorgan's Law</text:p>
      <text:p text:style-name="P19"><text:span text:style-name="T18"><text:tab/><text:tab/></text:span><text:span text:style-name="T11">∀x ∀y ¬P(x, y) <text:s/>∨ <text:s/>∃x ∃y Q(x, y)</text:span><text:span text:style-name="T18">, DeMorgan's Law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0T11:18:18.46</meta:creation-date>
    <dc:date>2021-01-15T20:02:52.989000000</dc:date>
    <meta:editing-duration>PT3H55M27S</meta:editing-duration>
    <meta:editing-cycles>11</meta:editing-cycles>
    <meta:generator>LibreOffice/7.0.4.2$Windows_X86_64 LibreOffice_project/dcf040e67528d9187c66b2379df5ea4407429775</meta:generator>
    <meta:document-statistic meta:table-count="8" meta:image-count="0" meta:object-count="0" meta:page-count="16" meta:paragraph-count="608" meta:word-count="2773" meta:character-count="12091" meta:non-whitespace-character-count="8538"/>
  </office:meta>
</office:document-meta>
</file>